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e7f37" officeooo:paragraph-rsid="000e7f3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0ea61f" officeooo:paragraph-rsid="001b65a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4b9a1" officeooo:paragraph-rsid="0014b9a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89ea7" officeooo:paragraph-rsid="00189ea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c4dca" officeooo:paragraph-rsid="001c4dc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1d53c0" officeooo:paragraph-rsid="001d53c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10d76" officeooo:paragraph-rsid="00310d7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3458c" officeooo:paragraph-rsid="0033458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88631" officeooo:paragraph-rsid="003886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a5254" officeooo:paragraph-rsid="003a525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d5997" officeooo:paragraph-rsid="0056ff0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4f4e12" officeooo:paragraph-rsid="004f4e1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31e09" officeooo:paragraph-rsid="00531e0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51861" officeooo:paragraph-rsid="0055186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83ec8" officeooo:paragraph-rsid="00583ec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a665a" officeooo:paragraph-rsid="005a665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093a8" officeooo:paragraph-rsid="007093a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28562" officeooo:paragraph-rsid="0072856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9a7af" officeooo:paragraph-rsid="0079a7a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rsid="006c8784" officeooo:paragraph-rsid="006c878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officeooo:rsid="007093a8" officeooo:paragraph-rsid="007093a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officeooo:rsid="0083399e" officeooo:paragraph-rsid="0083399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/>
    </style:style>
    <style:style style:name="P50" style:family="paragraph" style:parent-style-name="Standard">
      <style:paragraph-properties fo:text-align="justify" style:justify-single-word="false"/>
      <style:text-properties officeooo:paragraph-rsid="003a5254"/>
    </style:style>
    <style:style style:name="P51" style:family="paragraph" style:parent-style-name="Standard">
      <style:paragraph-properties fo:text-align="justify" style:justify-single-word="false"/>
      <style:text-properties fo:color="#000000" style:font-name="Times New Roman" fo:font-size="12pt" style:rfc-language-tag="sr-Latn-RS" fo:language="sr" fo:script="Latn" fo:country="RS" fo:font-weight="normal" officeooo:rsid="00300a90" officeooo:paragraph-rsid="00300a90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style:font-name="Times New Roman" fo:font-size="12pt" fo:font-weight="normal" officeooo:rsid="000ea61f" officeooo:paragraph-rsid="000ea61f" style:font-size-asian="10.5pt" style:font-weight-asian="normal" style:font-size-complex="12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0ea61f" officeooo:paragraph-rsid="000ea61f" style:font-size-asian="10.5pt" style:font-weight-asian="normal" style:font-size-complex="12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29b11" officeooo:paragraph-rsid="00129b11" style:font-size-asian="10.5pt" style:font-weight-asian="normal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1b65ab" officeooo:paragraph-rsid="001b65ab" style:font-size-asian="10.5pt" style:font-weight-asian="normal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2f7ab" officeooo:paragraph-rsid="0022f7ab" style:font-size-asian="10.5pt" style:font-weight-asian="normal" style:font-size-complex="12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300a90" officeooo:paragraph-rsid="00300a90" style:font-size-asian="10.5pt" style:font-weight-asian="normal" style:font-size-complex="12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883b9" officeooo:paragraph-rsid="004883b9" style:font-size-asian="10.5pt" style:font-weight-asian="normal" style:font-size-complex="12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4d5997" officeooo:paragraph-rsid="004d5997" style:font-size-asian="10.5pt" style:font-weight-asian="normal" style:font-size-complex="12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5c4b32" officeooo:paragraph-rsid="005c4b32" style:font-size-asian="10.5pt" style:font-weight-asian="normal" style:font-size-complex="12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65db3" style:font-size-asian="10.5pt" style:font-weight-asian="normal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65db3" officeooo:paragraph-rsid="006c8784" style:font-size-asian="10.5pt" style:font-weight-asian="normal" style:font-size-complex="12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efe93" officeooo:paragraph-rsid="006efe93" style:font-size-asian="10.5pt" style:font-weight-asian="normal" style:font-size-complex="12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114e" officeooo:paragraph-rsid="0072114e" style:font-size-asian="10.5pt" style:font-weight-asian="normal" style:font-size-complex="12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28562" officeooo:paragraph-rsid="00728562" style:font-size-asian="10.5pt" style:font-weight-asian="normal" style:font-size-complex="12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5f80a" officeooo:paragraph-rsid="0075f80a" style:font-size-asian="10.5pt" style:font-weight-asian="normal" style:font-size-complex="12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7c13c" officeooo:paragraph-rsid="0077c13c" style:font-size-asian="10.5pt" style:font-weight-asian="normal" style:font-size-complex="12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a7af" officeooo:paragraph-rsid="0079a7af" style:font-size-asian="10.5pt" style:font-weight-asian="normal" style:font-size-complex="12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79de44" officeooo:paragraph-rsid="0079de44" style:font-size-asian="10.5pt" style:font-weight-asian="normal" style:font-size-complex="12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language="en" fo:country="US" fo:font-weight="normal" officeooo:rsid="0083399e" officeooo:paragraph-rsid="0083399e" style:font-size-asian="10.5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d3b5a" officeooo:paragraph-rsid="002d3b5a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276b61" officeooo:paragraph-rsid="00276b61" style:font-size-asian="10.5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419f7c" officeooo:paragraph-rsid="00419f7c" style:font-size-asian="10.5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56ff09" officeooo:paragraph-rsid="0056ff09" style:font-size-asian="10.5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6214f7" officeooo:paragraph-rsid="006214f7" style:font-size-asian="10.5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style:rfc-language-tag="sr-Latn-RS" fo:language="sr" fo:script="Latn" fo:country="RS" fo:font-weight="normal" officeooo:rsid="00698635" officeooo:paragraph-rsid="00698635" style:font-size-asian="10.5pt" style:font-weight-asian="normal" style:font-size-complex="12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style:rfc-language-tag="sr-Latn-RS" fo:language="sr" fo:script="Latn" fo:country="RS" fo:font-weight="normal" officeooo:rsid="006c8784" officeooo:paragraph-rsid="006c878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officeooo:rsid="0080a4f5" officeooo:paragraph-rsid="0079de4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officeooo:rsid="00824489" officeooo:paragraph-rsid="0079de4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normal" officeooo:rsid="00828d88" officeooo:paragraph-rsid="0079de4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8fa53f" officeooo:paragraph-rsid="008fa53f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2b23" officeooo:paragraph-rsid="00942b2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Times New Roman" officeooo:rsid="0099e1b1" officeooo:paragraph-rsid="0099e1b1"/>
    </style:style>
    <style:style style:name="P92" style:family="paragraph" style:parent-style-name="Standard">
      <style:paragraph-properties fo:text-align="justify" style:justify-single-word="false"/>
      <style:text-properties style:font-name="Times New Roman" officeooo:rsid="009c689d" officeooo:paragraph-rsid="009c689d"/>
    </style:style>
    <style:style style:name="P93" style:family="paragraph" style:parent-style-name="Standard">
      <style:paragraph-properties fo:text-align="justify" style:justify-single-word="false"/>
      <style:text-properties style:font-name="Times New Roman" officeooo:rsid="009de189" officeooo:paragraph-rsid="009de189"/>
    </style:style>
    <style:style style:name="P94" style:family="paragraph" style:parent-style-name="Standard">
      <style:paragraph-properties fo:text-align="justify" style:justify-single-word="false"/>
      <style:text-properties style:font-name="Times New Roman" officeooo:rsid="00a878c9" officeooo:paragraph-rsid="00a878c9"/>
    </style:style>
    <style:style style:name="P95" style:family="paragraph" style:parent-style-name="Standard">
      <style:paragraph-properties fo:text-align="justify" style:justify-single-word="false"/>
      <style:text-properties style:font-name="Times New Roman" officeooo:rsid="00b33323" officeooo:paragraph-rsid="00b33323"/>
    </style:style>
    <style:style style:name="P96" style:family="paragraph" style:parent-style-name="Standard">
      <style:paragraph-properties fo:text-align="justify" style:justify-single-word="false"/>
      <style:text-properties style:font-name="Times New Roman"/>
    </style:style>
    <style:style style:name="P9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f355b"/>
    </style:style>
    <style:style style:name="P9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649b9" officeooo:paragraph-rsid="008649b9" style:font-size-asian="10.5pt" style:font-weight-asian="normal" style:font-size-complex="12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fa53f" officeooo:paragraph-rsid="008fa53f" style:font-size-asian="10.5pt" style:font-weight-asian="normal" style:font-size-complex="12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fa53f" officeooo:paragraph-rsid="008fa53f" style:font-size-asian="10.5pt" style:font-weight-asian="normal" style:font-size-complex="12pt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fa53f" officeooo:paragraph-rsid="008fa53f" style:font-size-asian="10.5pt" style:font-weight-asian="normal" style:font-size-complex="12pt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8fa53f" officeooo:paragraph-rsid="008fa53f" style:font-size-asian="10.5pt" style:font-weight-asian="normal" style:font-size-complex="12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0e7f37" officeooo:paragraph-rsid="000e7f37" style:font-size-asian="10.5pt" style:font-weight-asian="normal" style:font-size-complex="12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942b23" officeooo:paragraph-rsid="00942b23" style:font-size-asian="10.5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fo:font-size="12pt" fo:font-weight="normal" officeooo:rsid="00962209" officeooo:paragraph-rsid="00962209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Times New Roman" officeooo:rsid="0099e1b1" officeooo:paragraph-rsid="009f355b"/>
    </style:style>
    <style:style style:name="P11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942b23" officeooo:paragraph-rsid="00942b23" style:font-size-asian="10.5pt" style:font-weight-asian="normal" style:font-size-complex="12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942b23" officeooo:paragraph-rsid="00942b23" style:font-size-asian="10.5pt" style:font-weight-asian="normal" style:font-size-complex="12pt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fo:font-size="12pt" fo:font-weight="normal" officeooo:rsid="00942b23" officeooo:paragraph-rsid="00942b23" style:font-size-asian="10.5pt" style:font-weight-asian="normal" style:font-size-complex="12pt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a2ee90" officeooo:paragraph-rsid="00a2ee90"/>
    </style:style>
    <style:style style:name="P12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2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99e1b1" officeooo:paragraph-rsid="0099e1b1"/>
    </style:style>
    <style:style style:name="P13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a878c9" officeooo:paragraph-rsid="00a878c9"/>
    </style:style>
    <style:style style:name="P13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a878c9" officeooo:paragraph-rsid="00a878c9"/>
    </style:style>
    <style:style style:name="P13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a878c9" officeooo:paragraph-rsid="00a878c9"/>
    </style:style>
    <style:style style:name="P13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a878c9" officeooo:paragraph-rsid="00a878c9"/>
    </style:style>
    <style:style style:name="P13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a878c9" officeooo:paragraph-rsid="00a878c9"/>
    </style:style>
    <style:style style:name="P13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a878c9" officeooo:paragraph-rsid="00a878c9"/>
    </style:style>
    <style:style style:name="P13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b33323" officeooo:paragraph-rsid="00b33323"/>
    </style:style>
    <style:style style:name="P13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b33323" officeooo:paragraph-rsid="00b33323"/>
    </style:style>
    <style:style style:name="P13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b33323" officeooo:paragraph-rsid="00b33323"/>
    </style:style>
    <style:style style:name="P13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Times New Roman" officeooo:rsid="00b33323" officeooo:paragraph-rsid="00b33323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bold" style:font-weight-asian="bold" style:font-weight-complex="bold"/>
    </style:style>
    <style:style style:name="T3" style:family="text">
      <style:text-properties style:rfc-language-tag="sr-Latn-RS" fo:language="sr" fo:script="Latn" fo:country="RS" fo:font-weight="bold" officeooo:rsid="009b1144" style:font-weight-asian="bold" style:font-weight-complex="bold"/>
    </style:style>
    <style:style style:name="T4" style:family="text">
      <style:text-properties style:rfc-language-tag="sr-Latn-RS" fo:language="sr" fo:script="Latn" fo:country="RS" fo:font-weight="bold" officeooo:rsid="009c689d" style:font-weight-asian="bold" style:font-weight-complex="bold"/>
    </style:style>
    <style:style style:name="T5" style:family="text">
      <style:text-properties style:rfc-language-tag="sr-Latn-RS" fo:language="sr" fo:script="Latn" fo:country="RS" fo:font-weight="bold" officeooo:rsid="009de189" style:font-weight-asian="bold" style:font-weight-complex="bold"/>
    </style:style>
    <style:style style:name="T6" style:family="text">
      <style:text-properties style:rfc-language-tag="sr-Latn-RS" fo:language="sr" fo:script="Latn" fo:country="RS" fo:font-weight="bold" officeooo:rsid="00a17dd0" style:font-weight-asian="bold" style:font-weight-complex="bold"/>
    </style:style>
    <style:style style:name="T7" style:family="text">
      <style:text-properties style:rfc-language-tag="sr-Latn-RS" fo:language="sr" fo:script="Latn" fo:country="RS" fo:font-weight="bold" officeooo:rsid="00a65405" style:font-weight-asian="bold" style:font-weight-complex="bold"/>
    </style:style>
    <style:style style:name="T8" style:family="text">
      <style:text-properties style:rfc-language-tag="sr-Latn-RS" fo:language="sr" fo:script="Latn" fo:country="RS" fo:font-weight="bold" officeooo:rsid="00aa5931" style:font-weight-asian="bold" style:font-weight-complex="bold"/>
    </style:style>
    <style:style style:name="T9" style:family="text">
      <style:text-properties style:rfc-language-tag="sr-Latn-RS" fo:language="sr" fo:script="Latn" fo:country="RS" fo:font-weight="bold" officeooo:rsid="00ac51f8" style:font-weight-asian="bold" style:font-weight-complex="bold"/>
    </style:style>
    <style:style style:name="T10" style:family="text">
      <style:text-properties style:rfc-language-tag="sr-Latn-RS" fo:language="sr" fo:script="Latn" fo:country="RS" fo:font-weight="bold" officeooo:rsid="00ad73e0" style:font-weight-asian="bold" style:font-weight-complex="bold"/>
    </style:style>
    <style:style style:name="T11" style:family="text">
      <style:text-properties style:rfc-language-tag="sr-Latn-RS" fo:language="sr" fo:script="Latn" fo:country="RS" fo:font-weight="bold" officeooo:rsid="00af4d7b" style:font-weight-asian="bold" style:font-weight-complex="bold"/>
    </style:style>
    <style:style style:name="T12" style:family="text">
      <style:text-properties style:rfc-language-tag="sr-Latn-RS" fo:language="sr" fo:script="Latn" fo:country="RS" officeooo:rsid="00880f15"/>
    </style:style>
    <style:style style:name="T13" style:family="text">
      <style:text-properties style:rfc-language-tag="sr-Latn-RS" fo:language="sr" fo:script="Latn" fo:country="RS" officeooo:rsid="008919c8"/>
    </style:style>
    <style:style style:name="T14" style:family="text">
      <style:text-properties style:rfc-language-tag="sr-Latn-RS" fo:language="sr" fo:script="Latn" fo:country="RS" officeooo:rsid="008928fe"/>
    </style:style>
    <style:style style:name="T15" style:family="text">
      <style:text-properties style:rfc-language-tag="sr-Latn-RS" fo:language="sr" fo:script="Latn" fo:country="RS" officeooo:rsid="009b1144"/>
    </style:style>
    <style:style style:name="T16" style:family="text">
      <style:text-properties style:rfc-language-tag="sr-Latn-RS" fo:language="sr" fo:script="Latn" fo:country="RS" officeooo:rsid="009c689d"/>
    </style:style>
    <style:style style:name="T17" style:family="text">
      <style:text-properties style:rfc-language-tag="sr-Latn-RS" fo:language="sr" fo:script="Latn" fo:country="RS" officeooo:rsid="009de189"/>
    </style:style>
    <style:style style:name="T18" style:family="text">
      <style:text-properties style:rfc-language-tag="sr-Latn-RS" fo:language="sr" fo:script="Latn" fo:country="RS" officeooo:rsid="009f355b"/>
    </style:style>
    <style:style style:name="T19" style:family="text">
      <style:text-properties style:rfc-language-tag="sr-Latn-RS" fo:language="sr" fo:script="Latn" fo:country="RS" officeooo:rsid="00a17dd0"/>
    </style:style>
    <style:style style:name="T20" style:family="text">
      <style:text-properties style:rfc-language-tag="sr-Latn-RS" fo:language="sr" fo:script="Latn" fo:country="RS" officeooo:rsid="00a5c785"/>
    </style:style>
    <style:style style:name="T21" style:family="text">
      <style:text-properties style:rfc-language-tag="sr-Latn-RS" fo:language="sr" fo:script="Latn" fo:country="RS" officeooo:rsid="00a65405"/>
    </style:style>
    <style:style style:name="T22" style:family="text">
      <style:text-properties style:rfc-language-tag="sr-Latn-RS" fo:language="sr" fo:script="Latn" fo:country="RS" officeooo:rsid="00aa5931"/>
    </style:style>
    <style:style style:name="T23" style:family="text">
      <style:text-properties style:rfc-language-tag="sr-Latn-RS" fo:language="sr" fo:script="Latn" fo:country="RS" officeooo:rsid="00ac51f8"/>
    </style:style>
    <style:style style:name="T24" style:family="text">
      <style:text-properties style:rfc-language-tag="sr-Latn-RS" fo:language="sr" fo:script="Latn" fo:country="RS" officeooo:rsid="00ad73e0"/>
    </style:style>
    <style:style style:name="T25" style:family="text">
      <style:text-properties style:rfc-language-tag="sr-Latn-RS" fo:language="sr" fo:script="Latn" fo:country="RS" officeooo:rsid="00af4d7b"/>
    </style:style>
    <style:style style:name="T26" style:family="text">
      <style:text-properties style:rfc-language-tag="sr-Latn-RS" fo:language="sr" fo:script="Latn" fo:country="RS" officeooo:rsid="00b13af6"/>
    </style:style>
    <style:style style:name="T27" style:family="text">
      <style:text-properties style:rfc-language-tag="sr-Latn-RS" fo:language="sr" fo:script="Latn" fo:country="RS" fo:font-style="italic" officeooo:rsid="00b13af6" style:font-style-asian="italic" style:font-style-complex="italic"/>
    </style:style>
    <style:style style:name="T28" style:family="text">
      <style:text-properties style:rfc-language-tag="sr-Latn-RS" fo:language="sr" fo:script="Latn" fo:country="RS" officeooo:rsid="00b33323"/>
    </style:style>
    <style:style style:name="T29" style:family="text">
      <style:text-properties style:rfc-language-tag="sr-Latn-RS" fo:language="sr" fo:script="Latn" fo:country="RS" officeooo:rsid="00b4b4f1"/>
    </style:style>
    <style:style style:name="T30" style:family="text">
      <style:text-properties style:rfc-language-tag="sr-Latn-RS" fo:language="sr" fo:script="Latn" fo:country="RS" officeooo:rsid="00b557e4"/>
    </style:style>
    <style:style style:name="T31" style:family="text">
      <style:text-properties style:rfc-language-tag="sr-Latn-RS" fo:language="sr" fo:script="Latn" fo:country="RS" officeooo:rsid="00b68a14"/>
    </style:style>
    <style:style style:name="T32" style:family="text">
      <style:text-properties style:rfc-language-tag="sr-Latn-RS" fo:language="sr" fo:script="Latn" fo:country="RS" officeooo:rsid="00b80855"/>
    </style:style>
    <style:style style:name="T33" style:family="text">
      <style:text-properties officeooo:rsid="00117162"/>
    </style:style>
    <style:style style:name="T34" style:family="text">
      <style:text-properties officeooo:rsid="00117cd1"/>
    </style:style>
    <style:style style:name="T35" style:family="text">
      <style:text-properties officeooo:rsid="00129b11"/>
    </style:style>
    <style:style style:name="T36" style:family="text">
      <style:text-properties officeooo:rsid="0014b9a1"/>
    </style:style>
    <style:style style:name="T37" style:family="text">
      <style:text-properties officeooo:rsid="0014e10a"/>
    </style:style>
    <style:style style:name="T38" style:family="text">
      <style:text-properties officeooo:rsid="00166fc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4b9a1" style:font-weight-asian="bold" style:font-weight-complex="bold"/>
    </style:style>
    <style:style style:name="T41" style:family="text">
      <style:text-properties fo:font-weight="bold" officeooo:rsid="002025c5" style:font-weight-asian="bold" style:font-weight-complex="bold"/>
    </style:style>
    <style:style style:name="T42" style:family="text">
      <style:text-properties fo:font-weight="bold" officeooo:rsid="002566be" style:font-weight-asian="bold" style:font-weight-complex="bold"/>
    </style:style>
    <style:style style:name="T43" style:family="text">
      <style:text-properties fo:font-weight="bold" officeooo:rsid="00272c22" style:font-weight-asian="bold" style:font-weight-complex="bold"/>
    </style:style>
    <style:style style:name="T44" style:family="text">
      <style:text-properties fo:font-weight="bold" officeooo:rsid="002836cf" style:font-weight-asian="bold" style:font-weight-complex="bold"/>
    </style:style>
    <style:style style:name="T45" style:family="text">
      <style:text-properties fo:font-weight="bold" officeooo:rsid="00388631" style:font-weight-asian="bold" style:font-weight-complex="bold"/>
    </style:style>
    <style:style style:name="T46" style:family="text">
      <style:text-properties fo:font-weight="bold" officeooo:rsid="003c50d7" style:font-weight-asian="bold" style:font-weight-complex="bold"/>
    </style:style>
    <style:style style:name="T47" style:family="text">
      <style:text-properties fo:font-weight="bold" officeooo:rsid="003dde9b" style:font-weight-asian="bold" style:font-weight-complex="bold"/>
    </style:style>
    <style:style style:name="T48" style:family="text">
      <style:text-properties fo:font-weight="bold" officeooo:rsid="003e2020" style:font-weight-asian="bold" style:font-weight-complex="bold"/>
    </style:style>
    <style:style style:name="T49" style:family="text">
      <style:text-properties fo:font-weight="bold" officeooo:rsid="00419f7c" style:font-weight-asian="bold" style:font-weight-complex="bold"/>
    </style:style>
    <style:style style:name="T50" style:family="text">
      <style:text-properties fo:font-weight="bold" officeooo:rsid="0056ff09" style:font-weight-asian="bold" style:font-weight-complex="bold"/>
    </style:style>
    <style:style style:name="T51" style:family="text">
      <style:text-properties fo:font-weight="bold" officeooo:rsid="005979ea" style:font-weight-asian="bold" style:font-weight-complex="bold"/>
    </style:style>
    <style:style style:name="T52" style:family="text">
      <style:text-properties fo:font-weight="bold" officeooo:rsid="005a665a" style:font-weight-asian="bold" style:font-weight-complex="bold"/>
    </style:style>
    <style:style style:name="T53" style:family="text">
      <style:text-properties fo:font-weight="bold" officeooo:rsid="005c4b32" style:font-weight-asian="bold" style:font-weight-complex="bold"/>
    </style:style>
    <style:style style:name="T54" style:family="text">
      <style:text-properties fo:font-weight="bold" officeooo:rsid="005e1abe" style:font-weight-asian="bold" style:font-weight-complex="bold"/>
    </style:style>
    <style:style style:name="T55" style:family="text">
      <style:text-properties fo:font-weight="bold" officeooo:rsid="006214f7" style:font-weight-asian="bold" style:font-weight-complex="bold"/>
    </style:style>
    <style:style style:name="T56" style:family="text">
      <style:text-properties fo:font-weight="bold" officeooo:rsid="00642bb5" style:font-weight-asian="bold" style:font-weight-complex="bold"/>
    </style:style>
    <style:style style:name="T57" style:family="text">
      <style:text-properties fo:font-weight="bold" officeooo:rsid="00698635" style:font-weight-asian="bold" style:font-weight-complex="bold"/>
    </style:style>
    <style:style style:name="T58" style:family="text">
      <style:text-properties fo:font-weight="bold" officeooo:rsid="00673252" style:font-weight-asian="bold" style:font-weight-complex="bold"/>
    </style:style>
    <style:style style:name="T59" style:family="text">
      <style:text-properties fo:font-weight="bold" officeooo:rsid="006b85af" style:font-weight-asian="bold" style:font-weight-complex="bold"/>
    </style:style>
    <style:style style:name="T60" style:family="text">
      <style:text-properties fo:font-weight="bold" officeooo:rsid="006c8784" style:font-weight-asian="bold" style:font-weight-complex="bold"/>
    </style:style>
    <style:style style:name="T61" style:family="text">
      <style:text-properties fo:font-weight="bold" officeooo:rsid="006e0bab" style:font-weight-asian="bold" style:font-weight-complex="bold"/>
    </style:style>
    <style:style style:name="T62" style:family="text">
      <style:text-properties fo:font-weight="bold" officeooo:rsid="006efe93" style:font-weight-asian="bold" style:font-weight-complex="bold"/>
    </style:style>
    <style:style style:name="T63" style:family="text">
      <style:text-properties fo:font-weight="bold" officeooo:rsid="0072114e" style:font-weight-asian="bold" style:font-weight-complex="bold"/>
    </style:style>
    <style:style style:name="T64" style:family="text">
      <style:text-properties fo:font-weight="bold" officeooo:rsid="00728562" style:font-weight-asian="bold" style:font-weight-complex="bold"/>
    </style:style>
    <style:style style:name="T65" style:family="text">
      <style:text-properties fo:font-weight="bold" officeooo:rsid="0072aa10" style:font-weight-asian="bold" style:font-weight-complex="bold"/>
    </style:style>
    <style:style style:name="T66" style:family="text">
      <style:text-properties fo:font-weight="bold" officeooo:rsid="00739f3d" style:font-weight-asian="bold" style:font-weight-complex="bold"/>
    </style:style>
    <style:style style:name="T67" style:family="text">
      <style:text-properties fo:font-weight="bold" officeooo:rsid="00745d82" style:font-weight-asian="bold" style:font-weight-complex="bold"/>
    </style:style>
    <style:style style:name="T68" style:family="text">
      <style:text-properties fo:font-weight="bold" officeooo:rsid="0075f80a" style:font-weight-asian="bold" style:font-weight-complex="bold"/>
    </style:style>
    <style:style style:name="T69" style:family="text">
      <style:text-properties fo:font-weight="bold" officeooo:rsid="0077c13c" style:font-weight-asian="bold" style:font-weight-complex="bold"/>
    </style:style>
    <style:style style:name="T70" style:family="text">
      <style:text-properties fo:font-weight="bold" officeooo:rsid="007b4901" style:font-weight-asian="bold" style:font-weight-complex="bold"/>
    </style:style>
    <style:style style:name="T71" style:family="text">
      <style:text-properties fo:font-weight="bold" officeooo:rsid="0085ccbb" style:font-weight-asian="bold" style:font-weight-complex="bold"/>
    </style:style>
    <style:style style:name="T72" style:family="text">
      <style:text-properties fo:font-weight="bold" officeooo:rsid="008a7310" style:font-weight-asian="bold" style:font-weight-complex="bold"/>
    </style:style>
    <style:style style:name="T73" style:family="text">
      <style:text-properties fo:font-weight="bold" officeooo:rsid="008bd0db" style:font-weight-asian="bold" style:font-weight-complex="bold"/>
    </style:style>
    <style:style style:name="T74" style:family="text">
      <style:text-properties fo:font-weight="bold" officeooo:rsid="008d8f76" style:font-weight-asian="bold" style:font-weight-complex="bold"/>
    </style:style>
    <style:style style:name="T75" style:family="text">
      <style:text-properties fo:font-weight="bold" officeooo:rsid="008e949a" style:font-weight-asian="bold" style:font-weight-complex="bold"/>
    </style:style>
    <style:style style:name="T76" style:family="text">
      <style:text-properties fo:font-weight="bold" officeooo:rsid="008fd104" style:font-weight-asian="bold" style:font-weight-complex="bold"/>
    </style:style>
    <style:style style:name="T77" style:family="text">
      <style:text-properties fo:font-weight="bold" officeooo:rsid="0091682f" style:font-weight-asian="bold" style:font-weight-complex="bold"/>
    </style:style>
    <style:style style:name="T78" style:family="text">
      <style:text-properties fo:font-weight="bold" officeooo:rsid="0092691c" style:font-weight-asian="bold" style:font-weight-complex="bold"/>
    </style:style>
    <style:style style:name="T79" style:family="text">
      <style:text-properties fo:font-weight="bold" officeooo:rsid="0098d7ea" style:font-weight-asian="bold" style:font-weight-complex="bold"/>
    </style:style>
    <style:style style:name="T80" style:family="text">
      <style:text-properties fo:font-weight="bold" officeooo:rsid="00a2ee90" style:font-weight-asian="bold" style:font-weight-complex="bold"/>
    </style:style>
    <style:style style:name="T81" style:family="text">
      <style:text-properties fo:font-weight="bold" officeooo:rsid="00a4e594" style:font-weight-asian="bold" style:font-weight-complex="bold"/>
    </style:style>
    <style:style style:name="T82" style:family="text">
      <style:text-properties officeooo:rsid="0017ff8f"/>
    </style:style>
    <style:style style:name="T83" style:family="text">
      <style:text-properties officeooo:rsid="00189ea7"/>
    </style:style>
    <style:style style:name="T84" style:family="text">
      <style:text-properties fo:language="en" fo:country="US"/>
    </style:style>
    <style:style style:name="T85" style:family="text">
      <style:text-properties fo:language="en" fo:country="US" officeooo:rsid="00189ea7"/>
    </style:style>
    <style:style style:name="T86" style:family="text">
      <style:text-properties fo:language="en" fo:country="US" fo:font-weight="bold" style:font-weight-asian="bold" style:font-weight-complex="bold"/>
    </style:style>
    <style:style style:name="T87" style:family="text">
      <style:text-properties fo:language="en" fo:country="US" fo:font-weight="bold" officeooo:rsid="006e0bab" style:font-weight-asian="bold" style:font-weight-complex="bold"/>
    </style:style>
    <style:style style:name="T88" style:family="text">
      <style:text-properties fo:language="en" fo:country="US" fo:font-weight="bold" officeooo:rsid="006f14cb" style:font-weight-asian="bold" style:font-weight-complex="bold"/>
    </style:style>
    <style:style style:name="T89" style:family="text">
      <style:text-properties fo:language="en" fo:country="US" fo:font-weight="bold" officeooo:rsid="0072aa10" style:font-weight-asian="bold" style:font-weight-complex="bold"/>
    </style:style>
    <style:style style:name="T90" style:family="text">
      <style:text-properties fo:language="en" fo:country="US" fo:font-weight="bold" officeooo:rsid="007b4901" style:font-weight-asian="bold" style:font-weight-complex="bold"/>
    </style:style>
    <style:style style:name="T91" style:family="text">
      <style:text-properties fo:language="en" fo:country="US" fo:font-weight="bold" officeooo:rsid="007f7f83" style:font-weight-asian="bold" style:font-weight-complex="bold"/>
    </style:style>
    <style:style style:name="T92" style:family="text">
      <style:text-properties fo:language="en" fo:country="US" fo:font-weight="bold" officeooo:rsid="00802538" style:font-weight-asian="bold" style:font-weight-complex="bold"/>
    </style:style>
    <style:style style:name="T93" style:family="text">
      <style:text-properties fo:language="en" fo:country="US" fo:font-weight="bold" officeooo:rsid="0080a4f5" style:font-weight-asian="bold" style:font-weight-complex="bold"/>
    </style:style>
    <style:style style:name="T94" style:family="text">
      <style:text-properties fo:language="en" fo:country="US" fo:font-weight="bold" officeooo:rsid="00824489" style:font-weight-asian="bold" style:font-weight-complex="bold"/>
    </style:style>
    <style:style style:name="T95" style:family="text">
      <style:text-properties fo:language="en" fo:country="US" fo:font-weight="bold" officeooo:rsid="00a17dd0" style:font-weight-asian="bold" style:font-weight-complex="bold"/>
    </style:style>
    <style:style style:name="T96" style:family="text">
      <style:text-properties fo:language="en" fo:country="US" fo:font-weight="bold" officeooo:rsid="00a7e2e7" style:font-weight-asian="bold" style:font-weight-complex="bold"/>
    </style:style>
    <style:style style:name="T97" style:family="text">
      <style:text-properties fo:language="en" fo:country="US" fo:font-weight="bold" officeooo:rsid="00b4b4f1" style:font-weight-asian="bold" style:font-weight-complex="bold"/>
    </style:style>
    <style:style style:name="T98" style:family="text">
      <style:text-properties fo:language="en" fo:country="US" officeooo:rsid="00388631"/>
    </style:style>
    <style:style style:name="T99" style:family="text">
      <style:text-properties fo:language="en" fo:country="US" officeooo:rsid="003c50d7"/>
    </style:style>
    <style:style style:name="T100" style:family="text">
      <style:text-properties fo:language="en" fo:country="US" officeooo:rsid="00419f7c"/>
    </style:style>
    <style:style style:name="T101" style:family="text">
      <style:text-properties fo:language="en" fo:country="US" officeooo:rsid="006c8784"/>
    </style:style>
    <style:style style:name="T102" style:family="text">
      <style:text-properties fo:language="en" fo:country="US" officeooo:rsid="006e0bab"/>
    </style:style>
    <style:style style:name="T103" style:family="text">
      <style:text-properties fo:language="en" fo:country="US" officeooo:rsid="007093a8"/>
    </style:style>
    <style:style style:name="T104" style:family="text">
      <style:text-properties fo:language="en" fo:country="US" officeooo:rsid="0072aa10"/>
    </style:style>
    <style:style style:name="T105" style:family="text">
      <style:text-properties fo:language="en" fo:country="US" officeooo:rsid="007b4901"/>
    </style:style>
    <style:style style:name="T106" style:family="text">
      <style:text-properties fo:language="en" fo:country="US" officeooo:rsid="007f7f83"/>
    </style:style>
    <style:style style:name="T107" style:family="text">
      <style:text-properties fo:language="en" fo:country="US" officeooo:rsid="007fc528"/>
    </style:style>
    <style:style style:name="T108" style:family="text">
      <style:text-properties fo:language="en" fo:country="US" officeooo:rsid="00802538"/>
    </style:style>
    <style:style style:name="T109" style:family="text">
      <style:text-properties fo:language="en" fo:country="US" officeooo:rsid="0080a4f5"/>
    </style:style>
    <style:style style:name="T110" style:family="text">
      <style:text-properties fo:language="en" fo:country="US" officeooo:rsid="00824489"/>
    </style:style>
    <style:style style:name="T111" style:family="text">
      <style:text-properties fo:language="en" fo:country="US" officeooo:rsid="00828d88"/>
    </style:style>
    <style:style style:name="T112" style:family="text">
      <style:text-properties fo:language="en" fo:country="US" officeooo:rsid="0082d7a4"/>
    </style:style>
    <style:style style:name="T113" style:family="text">
      <style:text-properties fo:language="en" fo:country="US" officeooo:rsid="0083399e"/>
    </style:style>
    <style:style style:name="T114" style:family="text">
      <style:text-properties fo:language="en" fo:country="US" officeooo:rsid="008928fe"/>
    </style:style>
    <style:style style:name="T115" style:family="text">
      <style:text-properties fo:language="en" fo:country="US" officeooo:rsid="00a17dd0"/>
    </style:style>
    <style:style style:name="T116" style:family="text">
      <style:text-properties fo:language="en" fo:country="US" officeooo:rsid="00a7e2e7"/>
    </style:style>
    <style:style style:name="T117" style:family="text">
      <style:text-properties fo:language="en" fo:country="US" officeooo:rsid="00b4b4f1"/>
    </style:style>
    <style:style style:name="T118" style:family="text">
      <style:text-properties fo:language="en" fo:country="US" officeooo:rsid="00b557e4"/>
    </style:style>
    <style:style style:name="T119" style:family="text">
      <style:text-properties fo:language="en" fo:country="US" officeooo:rsid="00b80855"/>
    </style:style>
    <style:style style:name="T120" style:family="text">
      <style:text-properties officeooo:rsid="001b65ab"/>
    </style:style>
    <style:style style:name="T121" style:family="text">
      <style:text-properties officeooo:rsid="001c4dca"/>
    </style:style>
    <style:style style:name="T122" style:family="text">
      <style:text-properties officeooo:rsid="002025c5"/>
    </style:style>
    <style:style style:name="T123" style:family="text">
      <style:text-properties officeooo:rsid="0022f7ab"/>
    </style:style>
    <style:style style:name="T124" style:family="text">
      <style:text-properties officeooo:rsid="0024fefc"/>
    </style:style>
    <style:style style:name="T125" style:family="text">
      <style:text-properties officeooo:rsid="002566be"/>
    </style:style>
    <style:style style:name="T126" style:family="text">
      <style:text-properties officeooo:rsid="00272c22"/>
    </style:style>
    <style:style style:name="T127" style:family="text">
      <style:text-properties officeooo:rsid="002836cf"/>
    </style:style>
    <style:style style:name="T128" style:family="text">
      <style:text-properties fo:color="#ff0000" officeooo:rsid="002836cf"/>
    </style:style>
    <style:style style:name="T129" style:family="text">
      <style:text-properties fo:color="#ff0000" officeooo:rsid="002ad7a2"/>
    </style:style>
    <style:style style:name="T130" style:family="text">
      <style:text-properties fo:color="#ff0000" officeooo:rsid="002c6bff"/>
    </style:style>
    <style:style style:name="T131" style:family="text">
      <style:text-properties fo:color="#ff0000" officeooo:rsid="002d3b5a"/>
    </style:style>
    <style:style style:name="T132" style:family="text">
      <style:text-properties fo:color="#ff0000" officeooo:rsid="002e5904"/>
    </style:style>
    <style:style style:name="T133" style:family="text">
      <style:text-properties fo:color="#ff0000" officeooo:rsid="0042fd4d"/>
    </style:style>
    <style:style style:name="T134" style:family="text">
      <style:text-properties fo:color="#ff0000" officeooo:rsid="0043fa5c"/>
    </style:style>
    <style:style style:name="T135" style:family="text">
      <style:text-properties fo:color="#ff0000" officeooo:rsid="0046f545"/>
    </style:style>
    <style:style style:name="T136" style:family="text">
      <style:text-properties fo:color="#ff0000" officeooo:rsid="004883b9"/>
    </style:style>
    <style:style style:name="T137" style:family="text">
      <style:text-properties fo:color="#ff0000" officeooo:rsid="004a5e55"/>
    </style:style>
    <style:style style:name="T138" style:family="text">
      <style:text-properties officeooo:rsid="002ad7a2"/>
    </style:style>
    <style:style style:name="T139" style:family="text">
      <style:text-properties officeooo:rsid="002c6bff"/>
    </style:style>
    <style:style style:name="T140" style:family="text">
      <style:text-properties officeooo:rsid="002d3b5a"/>
    </style:style>
    <style:style style:name="T141" style:family="text">
      <style:text-properties officeooo:rsid="002e5904"/>
    </style:style>
    <style:style style:name="T142" style:family="text">
      <style:text-properties officeooo:rsid="00310d76"/>
    </style:style>
    <style:style style:name="T143" style:family="text">
      <style:text-properties officeooo:rsid="00322e4f"/>
    </style:style>
    <style:style style:name="T144" style:family="text">
      <style:text-properties officeooo:rsid="00366c23"/>
    </style:style>
    <style:style style:name="T145" style:family="text">
      <style:text-properties officeooo:rsid="00388631"/>
    </style:style>
    <style:style style:name="T146" style:family="text">
      <style:text-properties style:font-name="Times New Roman" fo:font-size="12pt" style:rfc-language-tag="sr-Latn-RS" fo:language="sr" fo:script="Latn" fo:country="RS" fo:font-weight="normal" officeooo:rsid="003a5254" style:font-size-asian="10.5pt" style:font-weight-asian="normal" style:font-size-complex="12pt" style:font-weight-complex="normal"/>
    </style:style>
    <style:style style:name="T147" style:family="text">
      <style:text-properties style:font-name="Times New Roman" fo:font-size="12pt" style:rfc-language-tag="sr-Latn-RS" fo:language="sr" fo:script="Latn" fo:country="RS" fo:font-weight="bold" officeooo:rsid="003a5254" style:font-size-asian="10.5pt" style:font-weight-asian="bold" style:font-size-complex="12pt" style:font-weight-complex="bold"/>
    </style:style>
    <style:style style:name="T148" style:family="text">
      <style:text-properties officeooo:rsid="003c50d7"/>
    </style:style>
    <style:style style:name="T149" style:family="text">
      <style:text-properties officeooo:rsid="003d96b8"/>
    </style:style>
    <style:style style:name="T150" style:family="text">
      <style:text-properties officeooo:rsid="003dde9b"/>
    </style:style>
    <style:style style:name="T151" style:family="text">
      <style:text-properties officeooo:rsid="003e2020"/>
    </style:style>
    <style:style style:name="T152" style:family="text">
      <style:text-properties officeooo:rsid="003fc1e2"/>
    </style:style>
    <style:style style:name="T153" style:family="text">
      <style:text-properties fo:color="#000000"/>
    </style:style>
    <style:style style:name="T154" style:family="text">
      <style:text-properties fo:color="#00a751" fo:font-style="italic" fo:font-weight="bold" style:font-style-asian="italic" style:font-weight-asian="bold"/>
    </style:style>
    <style:style style:name="T155" style:family="text">
      <style:text-properties officeooo:rsid="00419f7c"/>
    </style:style>
    <style:style style:name="T156" style:family="text">
      <style:text-properties officeooo:rsid="0042fd4d"/>
    </style:style>
    <style:style style:name="T157" style:family="text">
      <style:text-properties officeooo:rsid="0043fa5c"/>
    </style:style>
    <style:style style:name="T158" style:family="text">
      <style:text-properties officeooo:rsid="0046f545"/>
    </style:style>
    <style:style style:name="T159" style:family="text">
      <style:text-properties officeooo:rsid="004883b9"/>
    </style:style>
    <style:style style:name="T160" style:family="text">
      <style:text-properties officeooo:rsid="004a5e55"/>
    </style:style>
    <style:style style:name="T161" style:family="text">
      <style:text-properties officeooo:rsid="004f4e12"/>
    </style:style>
    <style:style style:name="T162" style:family="text">
      <style:text-properties officeooo:rsid="00517970"/>
    </style:style>
    <style:style style:name="T163" style:family="text">
      <style:text-properties officeooo:rsid="00531e09"/>
    </style:style>
    <style:style style:name="T164" style:family="text">
      <style:text-properties officeooo:rsid="00551861"/>
    </style:style>
    <style:style style:name="T165" style:family="text">
      <style:text-properties officeooo:rsid="00562959"/>
    </style:style>
    <style:style style:name="T166" style:family="text">
      <style:text-properties officeooo:rsid="00566a59"/>
    </style:style>
    <style:style style:name="T167" style:family="text">
      <style:text-properties officeooo:rsid="0056a600"/>
    </style:style>
    <style:style style:name="T168" style:family="text">
      <style:text-properties officeooo:rsid="0056ff09"/>
    </style:style>
    <style:style style:name="T169" style:family="text">
      <style:text-properties officeooo:rsid="00583ec8"/>
    </style:style>
    <style:style style:name="T170" style:family="text">
      <style:text-properties officeooo:rsid="005979ea"/>
    </style:style>
    <style:style style:name="T171" style:family="text">
      <style:text-properties officeooo:rsid="005a665a"/>
    </style:style>
    <style:style style:name="T172" style:family="text">
      <style:text-properties officeooo:rsid="005b20c9"/>
    </style:style>
    <style:style style:name="T173" style:family="text">
      <style:text-properties officeooo:rsid="005c4b32"/>
    </style:style>
    <style:style style:name="T174" style:family="text">
      <style:text-properties officeooo:rsid="005e1abe"/>
    </style:style>
    <style:style style:name="T175" style:family="text">
      <style:text-properties officeooo:rsid="00608c33"/>
    </style:style>
    <style:style style:name="T176" style:family="text">
      <style:text-properties officeooo:rsid="006214f7"/>
    </style:style>
    <style:style style:name="T177" style:family="text">
      <style:text-properties officeooo:rsid="006216cd"/>
    </style:style>
    <style:style style:name="T178" style:family="text">
      <style:text-properties fo:color="#ed1c24"/>
    </style:style>
    <style:style style:name="T179" style:family="text">
      <style:text-properties fo:color="#ed1c24" officeooo:rsid="006216cd"/>
    </style:style>
    <style:style style:name="T180" style:family="text">
      <style:text-properties fo:color="#ed1c24" fo:font-weight="bold" officeooo:rsid="006214f7" style:font-weight-asian="bold" style:font-weight-complex="bold"/>
    </style:style>
    <style:style style:name="T181" style:family="text">
      <style:text-properties fo:color="#ed1c24" officeooo:rsid="006214f7"/>
    </style:style>
    <style:style style:name="T182" style:family="text">
      <style:text-properties fo:color="#ed1c24" officeooo:rsid="0062c9fc"/>
    </style:style>
    <style:style style:name="T183" style:family="text">
      <style:text-properties fo:color="#ed1c24" officeooo:rsid="00642bb5"/>
    </style:style>
    <style:style style:name="T184" style:family="text">
      <style:text-properties fo:color="#ed1c24" officeooo:rsid="0079a7af"/>
    </style:style>
    <style:style style:name="T185" style:family="text">
      <style:text-properties fo:color="#ed1c24" officeooo:rsid="0079de44"/>
    </style:style>
    <style:style style:name="T186" style:family="text">
      <style:text-properties officeooo:rsid="0062c9fc"/>
    </style:style>
    <style:style style:name="T187" style:family="text">
      <style:text-properties officeooo:rsid="00642bb5"/>
    </style:style>
    <style:style style:name="T188" style:family="text">
      <style:text-properties officeooo:rsid="00673252"/>
    </style:style>
    <style:style style:name="T189" style:family="text">
      <style:text-properties officeooo:rsid="00686b0d"/>
    </style:style>
    <style:style style:name="T190" style:family="text">
      <style:text-properties officeooo:rsid="00698635"/>
    </style:style>
    <style:style style:name="T191" style:family="text">
      <style:text-properties officeooo:rsid="006b85af"/>
    </style:style>
    <style:style style:name="T192" style:family="text">
      <style:text-properties officeooo:rsid="006c8784"/>
    </style:style>
    <style:style style:name="T193" style:family="text">
      <style:text-properties officeooo:rsid="006e0bab"/>
    </style:style>
    <style:style style:name="T194" style:family="text">
      <style:text-properties officeooo:rsid="006efe93"/>
    </style:style>
    <style:style style:name="T195" style:family="text">
      <style:text-properties officeooo:rsid="006f14cb"/>
    </style:style>
    <style:style style:name="T196" style:family="text">
      <style:text-properties officeooo:rsid="007093a8"/>
    </style:style>
    <style:style style:name="T197" style:family="text">
      <style:text-properties officeooo:rsid="0072114e"/>
    </style:style>
    <style:style style:name="T198" style:family="text">
      <style:text-properties officeooo:rsid="00728562"/>
    </style:style>
    <style:style style:name="T199" style:family="text">
      <style:text-properties officeooo:rsid="0072aa10"/>
    </style:style>
    <style:style style:name="T200" style:family="text">
      <style:text-properties officeooo:rsid="00739f3d"/>
    </style:style>
    <style:style style:name="T201" style:family="text">
      <style:text-properties officeooo:rsid="00745d82"/>
    </style:style>
    <style:style style:name="T202" style:family="text">
      <style:text-properties officeooo:rsid="0075f80a"/>
    </style:style>
    <style:style style:name="T203" style:family="text">
      <style:text-properties officeooo:rsid="0077c13c"/>
    </style:style>
    <style:style style:name="T204" style:family="text">
      <style:text-properties officeooo:rsid="0079a7af"/>
    </style:style>
    <style:style style:name="T205" style:family="text">
      <style:text-properties officeooo:rsid="0079de44"/>
    </style:style>
    <style:style style:name="T206" style:family="text">
      <style:text-properties officeooo:rsid="007b4901"/>
    </style:style>
    <style:style style:name="T207" style:family="text">
      <style:text-properties officeooo:rsid="007cb1dd"/>
    </style:style>
    <style:style style:name="T208" style:family="text">
      <style:text-properties officeooo:rsid="007f7f83"/>
    </style:style>
    <style:style style:name="T209" style:family="text">
      <style:text-properties officeooo:rsid="007fc528"/>
    </style:style>
    <style:style style:name="T210" style:family="text">
      <style:text-properties fo:color="#ff3333" fo:language="en" fo:country="US" officeooo:rsid="0083399e"/>
    </style:style>
    <style:style style:name="T211" style:family="text">
      <style:text-properties fo:color="#ff3333" fo:language="en" fo:country="US" officeooo:rsid="00b80855"/>
    </style:style>
    <style:style style:name="T212" style:family="text">
      <style:text-properties fo:color="#ff3333" officeooo:rsid="0084a2ca"/>
    </style:style>
    <style:style style:name="T213" style:family="text">
      <style:text-properties fo:color="#ff3333" officeooo:rsid="0085ccbb"/>
    </style:style>
    <style:style style:name="T214" style:family="text">
      <style:text-properties fo:color="#ff3333" officeooo:rsid="00942b23"/>
    </style:style>
    <style:style style:name="T215" style:family="text">
      <style:text-properties fo:color="#ff3333" officeooo:rsid="0094cdf9"/>
    </style:style>
    <style:style style:name="T216" style:family="text">
      <style:text-properties fo:color="#ff3333" officeooo:rsid="00962209"/>
    </style:style>
    <style:style style:name="T217" style:family="text">
      <style:text-properties fo:color="#ff3333" officeooo:rsid="0097966d"/>
    </style:style>
    <style:style style:name="T218" style:family="text">
      <style:text-properties fo:color="#ff3333" officeooo:rsid="0098d7ea"/>
    </style:style>
    <style:style style:name="T219" style:family="text">
      <style:text-properties fo:color="#ff3333" style:rfc-language-tag="sr-Latn-RS" fo:language="sr" fo:script="Latn" fo:country="RS" officeooo:rsid="00af4d7b"/>
    </style:style>
    <style:style style:name="T220" style:family="text">
      <style:text-properties fo:color="#ff3333" style:rfc-language-tag="sr-Latn-RS" fo:language="sr" fo:script="Latn" fo:country="RS" officeooo:rsid="00b13af6"/>
    </style:style>
    <style:style style:name="T221" style:family="text">
      <style:text-properties fo:color="#ff3333" style:rfc-language-tag="sr-Latn-RS" fo:language="sr" fo:script="Latn" fo:country="RS" officeooo:rsid="00b33323"/>
    </style:style>
    <style:style style:name="T222" style:family="text">
      <style:text-properties fo:color="#ff3333" style:rfc-language-tag="sr-Latn-RS" fo:language="sr" fo:script="Latn" fo:country="RS" officeooo:rsid="00b4b4f1"/>
    </style:style>
    <style:style style:name="T223" style:family="text">
      <style:text-properties fo:color="#ff3333" style:rfc-language-tag="sr-Latn-RS" fo:language="sr" fo:script="Latn" fo:country="RS" officeooo:rsid="00b68a14"/>
    </style:style>
    <style:style style:name="T224" style:family="text">
      <style:text-properties officeooo:rsid="0084a2ca"/>
    </style:style>
    <style:style style:name="T225" style:family="text">
      <style:text-properties officeooo:rsid="0085ccbb"/>
    </style:style>
    <style:style style:name="T226" style:family="text">
      <style:text-properties officeooo:rsid="008928fe"/>
    </style:style>
    <style:style style:name="T227" style:family="text">
      <style:text-properties officeooo:rsid="008931ab"/>
    </style:style>
    <style:style style:name="T228" style:family="text">
      <style:text-properties officeooo:rsid="008947af"/>
    </style:style>
    <style:style style:name="T229" style:family="text">
      <style:text-properties officeooo:rsid="008994e7"/>
    </style:style>
    <style:style style:name="T230" style:family="text">
      <style:text-properties officeooo:rsid="008a7310"/>
    </style:style>
    <style:style style:name="T231" style:family="text">
      <style:text-properties officeooo:rsid="008bd0db"/>
    </style:style>
    <style:style style:name="T232" style:family="text">
      <style:text-properties officeooo:rsid="008d8f76"/>
    </style:style>
    <style:style style:name="T233" style:family="text">
      <style:text-properties officeooo:rsid="008e949a"/>
    </style:style>
    <style:style style:name="T234" style:family="text">
      <style:text-properties officeooo:rsid="008fd104"/>
    </style:style>
    <style:style style:name="T235" style:family="text">
      <style:text-properties officeooo:rsid="0091682f"/>
    </style:style>
    <style:style style:name="T236" style:family="text">
      <style:text-properties officeooo:rsid="0092691c"/>
    </style:style>
    <style:style style:name="T237" style:family="text">
      <style:text-properties officeooo:rsid="009317d0"/>
    </style:style>
    <style:style style:name="T238" style:family="text">
      <style:text-properties officeooo:rsid="0093cdac"/>
    </style:style>
    <style:style style:name="T239" style:family="text">
      <style:text-properties officeooo:rsid="00942b23"/>
    </style:style>
    <style:style style:name="T240" style:family="text">
      <style:text-properties officeooo:rsid="0094cdf9"/>
    </style:style>
    <style:style style:name="T241" style:family="text">
      <style:text-properties officeooo:rsid="00962209"/>
    </style:style>
    <style:style style:name="T242" style:family="text">
      <style:text-properties officeooo:rsid="0097966d"/>
    </style:style>
    <style:style style:name="T243" style:family="text">
      <style:text-properties officeooo:rsid="0098d7ea"/>
    </style:style>
    <style:style style:name="T244" style:family="text">
      <style:text-properties officeooo:rsid="00a2ee90"/>
    </style:style>
    <style:style style:name="T245" style:family="text">
      <style:text-properties officeooo:rsid="00a878c9"/>
    </style:style>
    <style:style style:name="T246" style:family="text">
      <style:text-properties officeooo:rsid="00aa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204 – TESTOVI</text:p>
      <text:p text:style-name="P2"/>
      <text:p text:style-name="P3">TEST 1</text:p>
      <text:p text:style-name="P5"/>
      <text:p text:style-name="P54">1. <text:span text:style-name="T1">Šta je Servlet?</text:span></text:p>
      <text:p text:style-name="P53"/>
      <text:p text:style-name="P52"><text:span text:style-name="T1"><text:tab/>- </text:span><text:span text:style-name="T2">Servlet</text:span><text:span text:style-name="T1"> je server-side komponenta koja se izvršava isključivo unutar Java virtualne mašine. On je zapravo Java klasa napisana na osnovu određenih pravila i biće isporučena u Java EE kontejner koji se odabere.</text:span></text:p>
      <text:p text:style-name="P6"/>
      <text:p text:style-name="P6"/>
      <text:p text:style-name="P8">2. Koje su prednosti primene Servleta?</text:p>
      <text:p text:style-name="P8"/>
      <text:p text:style-name="P55">- <text:span text:style-name="T39">Prednost</text:span> je u tome što servleti obezbeđuju sofisticirani način kreiranja serverske strane prateći standardno J2EE okuženje <text:span text:style-name="T33">i</text:span> koristeći programski jezik Java.</text:p>
      <text:p text:style-name="P8"/>
      <text:p text:style-name="P8"/>
      <text:p text:style-name="P8">3. <text:span text:style-name="T34">Za šta se obično koriste HTTP servleti?</text:span></text:p>
      <text:p text:style-name="P8"/>
      <text:p text:style-name="P55">- <text:span text:style-name="T34">Obično se koriste da:</text:span></text:p>
      <text:p text:style-name="P8"><text:tab/><text:span text:style-name="T34">=</text:span> <text:span text:style-name="T34">Obezbede dinamički sadržaj kao što je uzimanje rezultata upita i vraćanje istih do klijenta.</text:span></text:p>
      <text:p text:style-name="P8"><text:tab/><text:span text:style-name="T34">=</text:span> <text:span text:style-name="T34">Obrada i čuvanje podataka koji se nalaze na HTML strani,</text:span></text:p>
      <text:p text:style-name="P8"><text:tab/><text:span text:style-name="T34">=</text:span> <text:span text:style-name="T34">Upravljanje informacijama koje se odnose na stanje HTTP-a.</text:span></text:p>
      <text:p text:style-name="P8"/>
      <text:p text:style-name="P8"/>
      <text:p text:style-name="P8">4. <text:span text:style-name="T35">Objasnite tokove podataka između klijenata i severa?</text:span></text:p>
      <text:p text:style-name="P8"/>
      <text:p text:style-name="P55">- <text:span text:style-name="T35">Od web browsera se šalje HTTP zahtev ka web serveru, a od njega se šalje HTTP servlet zahtev ka Servletskom kontejneru u kome se nalazi kreirani Servlet. Ovaj kontejner se snabdeva podacima iz baze podataka i na primljeni HTTP Servlet zahtev, kontejner/servlet šalje HTTPServlet odgovor ka web serveru, a od njega se šalje HTTP odgovor ka web browseru.</text:span></text:p>
      <text:p text:style-name="P8"/>
      <text:p text:style-name="P8"/>
      <text:p text:style-name="P8">5. <text:span text:style-name="T36">Navedite pravila koja bi trebala da zadovolji servlet aplikacija?</text:span></text:p>
      <text:p text:style-name="P8"/>
      <text:p text:style-name="P55">- <text:span text:style-name="T40">Pravila</text:span><text:span text:style-name="T36"> su:</text:span></text:p>
      <text:p text:style-name="P11"><text:tab/>= <text:span text:style-name="T37">Klijent-računar koji se obraća servletu mora da ima instaliran web brovser. </text:span></text:p>
      <text:p text:style-name="P11"><text:tab/>= <text:span text:style-name="T37">Računar koji hostuje stranicu kreiranu pomoću servleta mora da pokrene web server, obično <text:tab/>na portu 8080.</text:span></text:p>
      <text:p text:style-name="P11"><text:tab/>= <text:span text:style-name="T37">Web server ima zadatak da osluškuje zahteve korisnika.</text:span></text:p>
      <text:p text:style-name="P11"><text:tab/>= <text:span text:style-name="T37">Stranica koja je kreirana pomoću servleta, izvršava kontejner servelta zajedno sa isporučenim <text:tab/>servletom.</text:span></text:p>
      <text:p text:style-name="P11"><text:tab/>= <text:span text:style-name="T38">Servlet angažuje Java kod čiji je zadatak realizovanje pretrage.</text:span></text:p>
      <text:p text:style-name="P11"><text:tab/>= <text:span text:style-name="T38">Web server izoluje sadržaj iz HttpServletResponse objekta, pakuje ga u HttpResponse objekat <text:tab/>i šalje u izabrani browser.</text:span></text:p>
      <text:p text:style-name="P11"><text:tab/>= <text:span text:style-name="T38">Web browser prikazuje korisniku primljenu stranicu.</text:span></text:p>
      <text:p text:style-name="P10"><text:soft-page-break/>6. <text:span text:style-name="T82">Kako se kreira servlet?</text:span></text:p>
      <text:p text:style-name="P10"/>
      <text:p text:style-name="P56">- <text:span text:style-name="T83">Servlet predstavlja Java klasu koja nalseđuje osnovnu klasu HttpServlet </text:span><text:span text:style-name="T85">i</text:span><text:span text:style-name="T83"> koja je obeležena anotacijom </text:span><text:span text:style-name="T85">@WebServlet.</text:span></text:p>
      <text:p text:style-name="P12"><text:span text:style-name="T84"><text:tab/>Koraci u </text:span><text:span text:style-name="T86">kreiranju</text:span><text:span text:style-name="T84"> su:</text:span></text:p>
      <text:p text:style-name="P12"><text:span text:style-name="T84"><text:tab/>= desni klik na </text:span><text:span text:style-name="T86">Source Packages</text:span><text:span text:style-name="T84"> → </text:span><text:span text:style-name="T86">New</text:span><text:span text:style-name="T84">/</text:span><text:span text:style-name="T86">Servlet</text:span><text:span text:style-name="T84"> → popunim podatke → klik na </text:span><text:span text:style-name="T86">Finish</text:span></text:p>
      <text:p text:style-name="P10"/>
      <text:p text:style-name="P10"/>
      <text:p text:style-name="P10">7. <text:span text:style-name="T120">Objasnite životni ciklus servleta?</text:span></text:p>
      <text:p text:style-name="P10"/>
      <text:p text:style-name="P56">- <text:span text:style-name="T120">Životni ciklus servleta, obuhvata sledeće faze:</text:span></text:p>
      <text:p text:style-name="P13"><text:tab/>= Učitavanje – serveltski kontejner učitava servelt za vr<text:span text:style-name="T121">e</text:span>me pokretanja (kada se pošalje 1 <text:tab/>zahtev)</text:p>
      <text:p text:style-name="P13"><text:tab/>= Inicijalizacija – servletski kontejner pokreće metodu init() <text:span text:style-name="T121">i</text:span> prosleđuje inicijalne parametre <text:tab/>servleta istoj.</text:p>
      <text:p text:style-name="P13"><text:tab/>= Obrada zahteva – pozivaju se metode service(), doGet(), doPost().</text:p>
      <text:p text:style-name="P13"><text:tab/>= Uništavanje servelta – poziva se destroy() metoda, ako servlet duže v<text:span text:style-name="T121">re</text:span>me nije potreban.</text:p>
      <text:p text:style-name="P10"/>
      <text:p text:style-name="P10"/>
      <text:p text:style-name="P10">8. <text:span text:style-name="T121">Objasnite HTTP Get i Post zahteve u radu sa servletima?</text:span></text:p>
      <text:p text:style-name="P10"/>
      <text:p text:style-name="P56">- <text:span text:style-name="T121">Get i Post su najčešće korišćene metode za razmenu podataka na web-u.</text:span></text:p>
      <text:p text:style-name="P14"><text:tab/>= <text:span text:style-name="T39">Get</text:span> = Ova metoda kopira ili označava URL adresu koja sadrži parametre. Get metoda se <text:tab/>koristi za čitanje podataka.</text:p>
      <text:p text:style-name="P15"><text:tab/>= <text:span text:style-name="T39">Post</text:span> = ovom metodom je moguće slanje binarnih (npr: slike i muzički fajlovi) i tekstualnih <text:tab/>podataka do servera. Post metoda se koristi za slanje podataka ka serveru.</text:p>
      <text:p text:style-name="P10"/>
      <text:p text:style-name="P10"/>
      <text:p text:style-name="P13">9. <text:span text:style-name="T122">Šta je sesija?</text:span></text:p>
      <text:p text:style-name="P13"/>
      <text:p text:style-name="P57">- <text:span text:style-name="T41">Sesija</text:span><text:span text:style-name="T122"> je logički zadatak, koji korisnik pokušava da izvrši pristupanjem web prezentaciji.</text:span></text:p>
      <text:p text:style-name="P13"/>
      <text:p text:style-name="P13"/>
      <text:p text:style-name="P13">10. <text:span text:style-name="T123">Objasnite najpoznatije načine praćenja sesija?</text:span></text:p>
      <text:p text:style-name="P13"/>
      <text:p text:style-name="P57">- <text:span text:style-name="T123">Informacije o sesiji mogu biti čuvane na dva načina:</text:span></text:p>
      <text:p text:style-name="P16"><text:tab/>= <text:span text:style-name="T39">Čuvanje na strani klijenta</text:span> – gde se korisnički podaci o sesiji beleže smeštanjem u <text:tab/>„kolačićima“ ili modifikovanjem URL adrese.</text:p>
      <text:p text:style-name="P16"><text:tab/>= <text:span text:style-name="T39">Čuvanje na serverskoj strani</text:span> – se vrši primenom API-ja za praćenje sesija.</text:p>
      <text:p text:style-name="P13"/>
      <text:p text:style-name="P13"/>
      <text:p text:style-name="P13">11. <text:span text:style-name="T124">Kako objekat HttpSession čuva podatke o sesiji?</text:span></text:p>
      <text:p text:style-name="P13"/>
      <text:p text:style-name="P57">- <text:span text:style-name="T124">U ovom slučaju, podaci o sesijama se isključivo čuvaju na serveru a klijent dobija samo ID broj sesije, da bi bila identifikovana serija HTTP zahteva koje šalje isti korisnik.</text:span></text:p>
      <text:p text:style-name="P13"/>
      <text:p text:style-name="P13"/>
      <text:p text:style-name="P16"><text:soft-page-break/>12. <text:span text:style-name="T125">Šta je GlassFish server i koja mu je namena?</text:span></text:p>
      <text:p text:style-name="P16"/>
      <text:p text:style-name="P58">- <text:span text:style-name="T42">GlassFish</text:span><text:span text:style-name="T125"> server je opn-source server baziran na JavaEE implementaciji. Razvijen je kao specifična podrška razvoju Java web aplikacija.</text:span></text:p>
      <text:p text:style-name="P16"/>
      <text:p text:style-name="P13"/>
      <text:p text:style-name="P16">13. <text:span text:style-name="T126">Navesti neke prednosti GlassFish servera?</text:span></text:p>
      <text:p text:style-name="P16"/>
      <text:p text:style-name="P58">- <text:span text:style-name="T43">Prednosti</text:span><text:span text:style-name="T126"> su: besplatan je, ima veliku brzinu rada, može da upravlja velikim brojem instanci, jednostavan je za upotrebu, … i slično.</text:span></text:p>
      <text:p text:style-name="P13"/>
      <text:p text:style-name="P13"/>
      <text:p text:style-name="P13">1<text:span text:style-name="T123">4</text:span>. <text:span text:style-name="T127">Servelt rukuje zahtevima i odgovorima primenom klasa? </text:span><text:span text:style-name="T128">***</text:span></text:p>
      <text:p text:style-name="P13"/>
      <text:p text:style-name="P57">- <text:span text:style-name="T44">HttpServeltRequest</text:span><text:span text:style-name="T127"> i </text:span><text:span text:style-name="T44">HttpServletResponse</text:span><text:span text:style-name="T127">.</text:span></text:p>
      <text:p text:style-name="P13"/>
      <text:p text:style-name="P17"/>
      <text:p text:style-name="P17">15. <text:span text:style-name="T138">Primenom GlassFish servera proces razvoja web aplikacija se odvija u 3 koraka: editovanje, snimanje i osvežavanje web pregledača? </text:span><text:span text:style-name="T129">***</text:span></text:p>
      <text:p text:style-name="P17"/>
      <text:p text:style-name="P59">- <text:span text:style-name="T138">TRUE</text:span></text:p>
      <text:p text:style-name="P17"/>
      <text:p text:style-name="P17"/>
      <text:p text:style-name="P17">16. <text:span text:style-name="T139">Za komunikaciju sa serveltima, korsite se web pregledači? </text:span><text:span text:style-name="T130">***</text:span></text:p>
      <text:p text:style-name="P17"/>
      <text:p text:style-name="P59">- <text:span text:style-name="T139">TRUE</text:span></text:p>
      <text:p text:style-name="P17"/>
      <text:p text:style-name="P17"/>
      <text:p text:style-name="P17">17. <text:span text:style-name="T140">Praćenje sesije primenom servelta je moguće? </text:span><text:span text:style-name="T131">***</text:span></text:p>
      <text:p text:style-name="P17"/>
      <text:p text:style-name="P59">- <text:span text:style-name="T140">na klijentu modifikovanje URL-a,</text:span></text:p>
      <text:p text:style-name="P77">- na serveru primenom metoda HttpSession interfejsa,</text:p>
      <text:p text:style-name="P77">- na klijentu primenom kolačića.</text:p>
      <text:p text:style-name="P78"/>
      <text:p text:style-name="P17"/>
      <text:p text:style-name="P17">18. <text:span text:style-name="T141">Šta od navedenog je tačno? </text:span><text:span text:style-name="T132">***</text:span></text:p>
      <text:p text:style-name="P17"/>
      <text:p text:style-name="P59">- <text:span text:style-name="T141">Oracle GlassFish aplikacioni server je baziran na JavaEE implementaciji.</text:span></text:p>
      <text:p text:style-name="P78">- <text:span text:style-name="T141">Nove verzije Jave su unazad kompatibilne a to znači da sve postojeće web aplikacije mogu bez ikakvih problema da se izvršavaju na najnovijoj platformi.</text:span></text:p>
      <text:p text:style-name="P78">- <text:span text:style-name="T141">Jedan dopunski GlassFish server može da upravlja većim brojem instanci koje su simultano pokrenute od strane više softverskih komponenata.</text:span></text:p>
      <text:p text:style-name="P13"/>
      <text:p text:style-name="P13"/>
      <text:p text:style-name="P13"/>
      <text:p text:style-name="P13"/>
      <text:p text:style-name="P9"/>
      <text:p text:style-name="P4"><text:soft-page-break/>TEST 2</text:p>
      <text:p text:style-name="P6"/>
      <text:p text:style-name="P18">1. <text:span text:style-name="T142">Objasnite kako web server kreira web stranicu koristeći JSP?</text:span></text:p>
      <text:p text:style-name="P18"/>
      <text:p text:style-name="P60">- <text:span text:style-name="T142">Koraci su:</text:span></text:p>
      <text:p text:style-name="P19"><text:tab/><text:span text:style-name="T144">1)</text:span> <text:span text:style-name="T143">Veb pregledač šalje HTTP zahtev serveru,</text:span></text:p>
      <text:p text:style-name="P19"><text:tab/><text:span text:style-name="T144">2)</text:span> <text:span text:style-name="T143">Veb server prepoznaje da je HTTP zahtev za web stranicu i prosleđuje ga JSP kontejneru.</text:span></text:p>
      <text:p text:style-name="P19"><text:tab/><text:span text:style-name="T144">3)</text:span> <text:span text:style-name="T143">JSP mehanizam učitava JSP stranicu sa diska i konvertuje je u srevlet sadržaj</text:span></text:p>
      <text:p text:style-name="P20"><text:tab/><text:span text:style-name="T144">4)</text:span> JSP kontejner prevodi servlet u izvršnu klasu I prosleđuje originalni zahtev serevlet <text:tab/>kontejneru</text:p>
      <text:p text:style-name="P20"><text:tab/><text:span text:style-name="T144">5)</text:span> Veb server učitava servlet klasu I izrvšava je</text:p>
      <text:p text:style-name="P20"><text:tab/><text:span text:style-name="T144">6)</text:span> Veb server prosleđuje HTTP odgovor ka web pregledaču</text:p>
      <text:p text:style-name="P20"><text:tab/><text:span text:style-name="T144">7)</text:span> Veb pregledač rukuje dinamički generisanim HTML sadržajem.</text:p>
      <text:p text:style-name="P18"/>
      <text:p text:style-name="P18"/>
      <text:p text:style-name="P18">2. <text:span text:style-name="T98">Koji </text:span><text:span text:style-name="T145">z</text:span><text:span text:style-name="T98">adatak </text:span><text:span text:style-name="T145">obavlja JSP kontejner?</text:span></text:p>
      <text:p text:style-name="P18"/>
      <text:p text:style-name="P60">-<text:span text:style-name="T39"> </text:span><text:span text:style-name="T45">JSP kontejner </text:span><text:span text:style-name="T145">prevodi servlet u izvršivu klasu i prosleđuje originalni zahtev servlet kontejneru.</text:span></text:p>
      <text:p text:style-name="P18"/>
      <text:p text:style-name="P18"/>
      <text:p text:style-name="P18">3. <text:span text:style-name="T145">Navesti i objasniti faze životnog ciklusa JSP stranice?</text:span></text:p>
      <text:p text:style-name="P18"/>
      <text:p text:style-name="P60">- <text:span text:style-name="T145">Faze su:</text:span></text:p>
      <text:p text:style-name="P21"><text:tab/>= <text:span text:style-name="T39">Kompajliranje</text:span> – JSP kontejner vrši: Parsiranje JSP stranice, Prevođenje JSP atranice u <text:tab/>servlet <text:tab/>i potom kompajliranje Servleta.</text:p>
      <text:p text:style-name="P22"><text:tab/>= <text:span text:style-name="T39">Inicijalizacija</text:span> – kada kontejner učita JSP stranicu on poziva jspInt() metodu pre servisiranja <text:tab/>bilo kog zahteva. Za izvršenje zahteva, potrebno je redefinisati ispInit() metodu.</text:p>
      <text:p text:style-name="P22"><text:tab/>= <text:span text:style-name="T39">Izvršavanje</text:span> – ovde se dešavaju sve interakcije sa zahtevima, do konačnog uništenja JSP <text:tab/>stranice.</text:p>
      <text:p text:style-name="P50"><text:span text:style-name="T146"><text:tab/>= </text:span><text:span text:style-name="T147">Čišćenje</text:span><text:span text:style-name="T146"> – ovo je faza destrukcije JSP stranice koja se odnosi na uklanjanje JSP stranice iz <text:tab/>upotreba od strane kontejnera koristi se redefinisanje jspDestroy() metode.</text:span></text:p>
      <text:p text:style-name="P18"/>
      <text:p text:style-name="P18"/>
      <text:p text:style-name="P18">4. <text:span text:style-name="T148">Šta je skriptlet?</text:span></text:p>
      <text:p text:style-name="P18"/>
      <text:p text:style-name="P60">- <text:span text:style-name="T46">Skriptlet</text:span><text:span text:style-name="T148"> je osnovni element JSP sintakse </text:span><text:span text:style-name="T99">&lt;% kod %&gt;. </text:span><text:span text:style-name="T149">N</text:span><text:span text:style-name="T99">jime </text:span><text:span text:style-name="T148">može biti obuhvaćen bilo koji broj Java iskaza, promenljivih ili deklaracija metoda ili izraza koji su validni.</text:span></text:p>
      <text:p text:style-name="P18"/>
      <text:p text:style-name="P18"/>
      <text:p text:style-name="P18">5. <text:span text:style-name="T150">Šta su JSP direktive?</text:span></text:p>
      <text:p text:style-name="P18"/>
      <text:p text:style-name="P60">- <text:span text:style-name="T150">JSP direktive predstavljaju instrukcije koje imaju implikacije na celokupnu strukturu servlet klase. Postoje 3 direktive: </text:span><text:span text:style-name="T47">page</text:span><text:span text:style-name="T150">, </text:span><text:span text:style-name="T47">include</text:span><text:span text:style-name="T150"> i </text:span><text:span text:style-name="T47">taglib</text:span><text:span text:style-name="T150">.</text:span></text:p>
      <text:p text:style-name="P18"/>
      <text:p text:style-name="P18"/>
      <text:p text:style-name="P18"/>
      <text:p text:style-name="P18"><text:soft-page-break/>6. <text:span text:style-name="T151">Koji zadatak imaju JSP akcije?</text:span></text:p>
      <text:p text:style-name="P18"/>
      <text:p text:style-name="P60">- <text:span text:style-name="T48">JSP akcije</text:span><text:span text:style-name="T151"> su elmenti XML sintakse za kontrolu ponašanja servlet kontejnera.</text:span></text:p>
      <text:p text:style-name="P18"/>
      <text:p text:style-name="P18"/>
      <text:p text:style-name="P18">7. <text:span text:style-name="T152">Šta su implicitni objekti? Navedite ih i objasnite.</text:span></text:p>
      <text:p text:style-name="P18"/>
      <text:p text:style-name="P60">- <text:span text:style-name="T152">JSP implicitnih objekata, ima 9 i to su:</text:span></text:p>
      <text:p text:style-name="P44"><text:span text:style-name="T153"><text:tab/>• </text:span><text:span text:style-name="T154">request </text:span><text:span text:style-name="T153">- Predstavlja </text:span><text:span text:style-name="T154">HttpServletRequest </text:span><text:span text:style-name="T153">objekat pridružen zahtevu;</text:span></text:p>
      <text:p text:style-name="P45"><text:span text:style-name="T153"><text:tab/>• </text:span><text:span text:style-name="T154">response </text:span><text:span text:style-name="T153">- Predstavlja </text:span><text:span text:style-name="T154">HttpServletResponse </text:span><text:span text:style-name="T153">objekat pridružen odgovoru klijentu;</text:span></text:p>
      <text:p text:style-name="P45"><text:span text:style-name="T153"><text:tab/>• </text:span><text:span text:style-name="T154">out </text:span><text:span text:style-name="T153">- Predstavlja </text:span><text:span text:style-name="T154">PrintWriter </text:span><text:span text:style-name="T153">objekat zadužen da pošalje izlaz ka klijentu;</text:span></text:p>
      <text:p text:style-name="P45"><text:span text:style-name="T153"><text:tab/>• </text:span><text:span text:style-name="T154">session </text:span><text:span text:style-name="T153">- Predstavlja </text:span><text:span text:style-name="T154">HttpSession </text:span><text:span text:style-name="T153">objekat pridružen zahtevu;</text:span></text:p>
      <text:p text:style-name="P45"><text:span text:style-name="T153"><text:tab/>• </text:span><text:span text:style-name="T154">application </text:span><text:span text:style-name="T153">- Predstavlja </text:span><text:span text:style-name="T154">ServletContext </text:span><text:span text:style-name="T153">objekat pridružen kontekstu aplikacije;</text:span></text:p>
      <text:p text:style-name="P45"><text:span text:style-name="T153"><text:tab/>• </text:span><text:span text:style-name="T154">config </text:span><text:span text:style-name="T153">- Predstavlja </text:span><text:span text:style-name="T154">ServletConfig </text:span><text:span text:style-name="T153">objekat pridružen stranici;</text:span></text:p>
      <text:p text:style-name="P45"><text:span text:style-name="T153"><text:tab/>• </text:span><text:span text:style-name="T154">pageContext </text:span><text:span text:style-name="T153">- Enkapsulira primenu specifičnih elemenata servera;</text:span></text:p>
      <text:p text:style-name="P45"><text:span text:style-name="T153"><text:tab/>• </text:span><text:span text:style-name="T154">page </text:span><text:span text:style-name="T153">- Predstavlja sinonim za </text:span><text:span text:style-name="T154">this </text:span><text:span text:style-name="T153">i koristi se za pozivanje metoda definisanih</text:span></text:p>
      <text:p text:style-name="P51"><text:tab/>prevedenom servlet klasom;</text:p>
      <text:p text:style-name="P44"><text:span text:style-name="T153"><text:tab/>• </text:span><text:span text:style-name="T154">Exception </text:span><text:span text:style-name="T153">- Ovaj objekat dozvoljava pristup podacima izuzetaka odgovarajućom JSP</text:span></text:p>
      <text:p text:style-name="P51"><text:tab/>stranicom.</text:p>
      <text:p text:style-name="P18"/>
      <text:p text:style-name="P18"/>
      <text:p text:style-name="P18">8. <text:span text:style-name="T155">Objasnite razliku između GET i POST metoda?</text:span></text:p>
      <text:p text:style-name="P18"/>
      <text:p text:style-name="P60">- <text:span text:style-name="T49">GET</text:span><text:span text:style-name="T155"> je podrazumevana metoda za prosleđivanje informacija od web pregledača ka web serveru, informacije se prosleđuju kao dugačak string. Ovu metodu nikada ne treba koristiti kada se prosleđuju informacije poput korisničkog imena i lozinke. Ova metoda ima ograničen broj karaktera u jednom GET stringu na 1024 karaktera.</text:span></text:p>
      <text:p text:style-name="P60">- <text:span text:style-name="T49">POST</text:span><text:span text:style-name="T155"> metoda pakuje informaciju na isti način kao i GET metoda, ali umesto upotrebe stringa nakon specijalnog znaka „?“ </text:span><text:span text:style-name="T100">u URL-u, informacija se </text:span><text:span text:style-name="T155">šalje kao odvojena poruka., koja stiže do backend programa.</text:span></text:p>
      <text:p text:style-name="P18"/>
      <text:p text:style-name="P18"/>
      <text:p text:style-name="P18">9. <text:span text:style-name="T155">Kada zahtevom šaljete informacije poput korisničkog imena i lozinke za koju biste se metodu opredelili? Zašto?</text:span></text:p>
      <text:p text:style-name="P18"/>
      <text:p text:style-name="P60">- <text:span text:style-name="T155">Ove informacije šaljemo POST metodom, zato što GET metodu ne treba korisiti kada se prosleđuju infromacije poput korisničkog imena i lozinke, zbog pouzdanosti podataka.</text:span></text:p>
      <text:p text:style-name="P18"/>
      <text:p text:style-name="P18"/>
      <text:p text:style-name="P23">10. <text:span text:style-name="T156">Instrukcije koje imaju implikacije na celokupnu strukturu servlet klase su? </text:span><text:span text:style-name="T133">***</text:span></text:p>
      <text:p text:style-name="P23"/>
      <text:p text:style-name="P61">- <text:span text:style-name="T156">JSP direktive</text:span></text:p>
      <text:p text:style-name="P23"/>
      <text:p text:style-name="P23"/>
      <text:p text:style-name="P23">11. <text:span text:style-name="T157">JSP kontejner prevodi servlet u izvršivu klasu I prosleđuje originalni zahtev servelt kontejneru?</text:span><text:span text:style-name="T134">***</text:span></text:p>
      <text:p text:style-name="P23"/>
      <text:p text:style-name="P61">- <text:span text:style-name="T157">TRUE</text:span></text:p>
      <text:p text:style-name="P23"><text:soft-page-break/>12. <text:span text:style-name="T158">Šta je od navedenog tačno za JSP stranice? </text:span><text:span text:style-name="T135">***</text:span></text:p>
      <text:p text:style-name="P23"/>
      <text:p text:style-name="P61">- <text:span text:style-name="T158">JSP mehanizam učitava JSP stranicu sa diska i konvertuje je u servelt sadržaj.</text:span></text:p>
      <text:p text:style-name="P79">- <text:span text:style-name="T158">Veb server učitava servlet klasu I izvršava je.</text:span></text:p>
      <text:p text:style-name="P23"/>
      <text:p text:style-name="P23"/>
      <text:p text:style-name="P23">13. <text:span text:style-name="T159">Šta je od navedenog tačno za JSP stranice? </text:span><text:span text:style-name="T136">***</text:span></text:p>
      <text:p text:style-name="P23"/>
      <text:p text:style-name="P61">- <text:span text:style-name="T159">Skriptlet može da sadrži petlje</text:span></text:p>
      <text:p text:style-name="P79">- <text:span text:style-name="T159">Od naredbi grananja skriptlet može da sadrži if I switch naredbe.</text:span></text:p>
      <text:p text:style-name="P23"/>
      <text:p text:style-name="P24"/>
      <text:p text:style-name="P24">14. Ukoliko je <text:span text:style-name="T160">vreme modifikacije JSP stranice starije od serveleta, JSP kontejner će smatrati da je JSP stranica promenjena i da se generisani servlet još uvek podudara sa JSP sadržajem? </text:span><text:span text:style-name="T137">***</text:span></text:p>
      <text:p text:style-name="P24"/>
      <text:p text:style-name="P62">- <text:span text:style-name="T160">TRUE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TEST 3</text:p>
      <text:p text:style-name="P6"/>
      <text:p text:style-name="P25">1. <text:span text:style-name="T161">Zašto se koriste servelti u <text:s/>kombinaciji sa JSP filterima?</text:span></text:p>
      <text:p text:style-name="P25"/>
      <text:p text:style-name="P63">- <text:span text:style-name="T161">Servleti i JSP filteri se koriste za:</text:span></text:p>
      <text:p text:style-name="P27"><text:tab/>= Presretanje zahteva klijenata pre nego što pristupe resursima servleta.</text:p>
      <text:p text:style-name="P27"><text:tab/>= Manipulisanje odgovorima servera pre nego što se proslede klijentu.</text:p>
      <text:p text:style-name="P25"/>
      <text:p text:style-name="P25"/>
      <text:p text:style-name="P25">2. <text:span text:style-name="T161">Koje tipove JSP filtera poznajete?</text:span></text:p>
      <text:p text:style-name="P25"/>
      <text:p text:style-name="P63">- <text:span text:style-name="T162">Postoje: filteri autentikacije, filteri kompresovanja podataka, filteri enkripcije, filteri okidači za pristupanje događajima, filteri konverzije slike, filteri logovanja i provere, filteri lanca MIME-TYPE, filteri tokenizacije, XSL/T filteri za transformisanje XML sadržaja.</text:span></text:p>
      <text:p text:style-name="P25"/>
      <text:p text:style-name="P25"/>
      <text:p text:style-name="P25">3. <text:span text:style-name="T163">Navesti i objasniti korake koji se izvode kada se koriste kolačići za identifikovanje korisnika?</text:span></text:p>
      <text:p text:style-name="P25"/>
      <text:p text:style-name="P63">- <text:span text:style-name="T163">Tri koraka:</text:span></text:p>
      <text:p text:style-name="P28"><text:tab/>1) Server skript šalje skup kolačića ka veb pregledaču,</text:p>
      <text:p text:style-name="P28"><text:tab/>2) Veb pregledač snima kolačiće na lokalnom računaru za buduću upotrebu,</text:p>
      <text:p text:style-name="P28"><text:tab/>3) Sledeći put kada pregledač pošalje bilo kakav zahtev ka veb serveru, on šalje i podatke <text:tab/>kolačića serveru.</text:p>
      <text:p text:style-name="P25"/>
      <text:p text:style-name="P25"/>
      <text:p text:style-name="P25">4. <text:span text:style-name="T164">Objasniti kako se podešavaju i koriste kolačići u JSP stranicama?</text:span></text:p>
      <text:p text:style-name="P25"/>
      <text:p text:style-name="P63">- <text:span text:style-name="T164">Podešavanje kolačića se vrši u 3 koraka:</text:span></text:p>
      <text:p text:style-name="P29"><text:tab/>1) Kreiranje Cookie objekta – poziva se konstruktor sa nazivom i vrednošću kolačića.</text:p>
      <text:p text:style-name="P29"><text:tab/>2) <text:span text:style-name="T165">Vrši se p</text:span>odešavanje maksimalnog vremena validnosti kolačića – u sekundama.</text:p>
      <text:p text:style-name="P29"><text:tab/>3) Slanje kolačića u zaglavlje HTTP odgovora pomoću instrukcije <text:span text:style-name="T39">response.addCookie()</text:span>.</text:p>
      <text:p text:style-name="P25"/>
      <text:p text:style-name="P25"/>
      <text:p text:style-name="P25">5. <text:span text:style-name="T166">Ako klase za rad na veb aplikaciji nisu direktno dostupne, kako mogu da se učine dostupnim?</text:span></text:p>
      <text:p text:style-name="P25"/>
      <text:p text:style-name="P63">- <text:span text:style-name="T166">Neophodno ih je dodati odgovarajućim bibliotekama u okviru foldera Libraries kreiranog veb projekta.</text:span></text:p>
      <text:p text:style-name="P25"/>
      <text:p text:style-name="P25"/>
      <text:p text:style-name="P25">6. <text:span text:style-name="T167">Objasniti i demonstrirati različite načine primene Java klase Date u JSP stranicama?</text:span></text:p>
      <text:p text:style-name="P25"/>
      <text:p text:style-name="P63">- <text:span text:style-name="T167">Klasa Date se nalazi u paketu java.util i enkapsulira tekući datum i vreme. Ona poseduje podrazumevani konstruktor Date() i drugi konstruktor koji uzima kao argument broj milisekundi od 1 Januara <text:s/>1970 god., čime računar računa tekuće vreme (npr: Date(long milisec.)). </text:span></text:p>
      <text:p text:style-name="P25"/>
      <text:p text:style-name="P25"/>
      <text:p text:style-name="P25"><text:soft-page-break/>7. <text:span text:style-name="T168">Kako se formiraju datum i vreme u JSP stranicama?</text:span></text:p>
      <text:p text:style-name="P25"/>
      <text:p text:style-name="P63">- <text:span text:style-name="T168">Kreira se objekat klase Date i poziva se metoda </text:span><text:span text:style-name="T50">toString()</text:span><text:span text:style-name="T168">, koja konvertuje objekat datuma u String i vraća rezultat. Pomoću klase </text:span><text:span text:style-name="T50">SimpleDateFormat</text:span><text:span text:style-name="T168">, koja formatira i prosleđuje datum u zavisnosti od standarda i regiona. </text:span></text:p>
      <text:p text:style-name="P25"/>
      <text:p text:style-name="P25"/>
      <text:p text:style-name="P25">8. <text:span text:style-name="T168">Objasniti kako je moguće na dva načina realizovati preusmeravanje JSP stranica?</text:span></text:p>
      <text:p text:style-name="P25"/>
      <text:p text:style-name="P63">- <text:span text:style-name="T168">Preusmeravanje (redirect) se koristi da bi klijent bio upućen na novu lokaciju. Vrši se pozivom </text:span><text:span text:style-name="T50">sendRedirect()</text:span><text:span text:style-name="T168"> metode. Takođe, moguće je koristiti metode </text:span><text:span text:style-name="T50">setStatus()</text:span><text:span text:style-name="T168"> i </text:span><text:span text:style-name="T50">setHeader()</text:span><text:span text:style-name="T168"> u kombinaciji sa objektom odgovora.</text:span></text:p>
      <text:p text:style-name="P25"/>
      <text:p text:style-name="P25"/>
      <text:p text:style-name="P30">9. <text:span text:style-name="T169">Kako su klasifikovani JSTL tagovi?</text:span></text:p>
      <text:p text:style-name="P30"/>
      <text:p text:style-name="P64">- <text:span text:style-name="T169">JSTL tagovi mogu biti klasifikovani po nameni u sledeće grupe:</text:span></text:p>
      <text:p text:style-name="P31"><text:tab/>= Osnovni tagovi,</text:p>
      <text:p text:style-name="P31"><text:tab/>= Tagovi za formatiranje,</text:p>
      <text:p text:style-name="P31"><text:tab/>= SQL tagovi </text:p>
      <text:p text:style-name="P31"><text:tab/>= XML tagovi</text:p>
      <text:p text:style-name="P31"><text:tab/>= JSTL funkcije</text:p>
      <text:p text:style-name="P30"/>
      <text:p text:style-name="P30"/>
      <text:p text:style-name="P30">10. <text:span text:style-name="T170">Objasnite pojedinačno kategorije JSTL tagova?</text:span></text:p>
      <text:p text:style-name="P30"/>
      <text:p text:style-name="P64">- <text:span text:style-name="T51">Osnovni tagovi</text:span><text:span text:style-name="T170">, su u najfrekventnijoj upotrebi i zahtevaju uključivanje Core JSTL biblioteke da bi mogli da budu korišćeni.</text:span></text:p>
      <text:p text:style-name="P80">- <text:span text:style-name="T51">Tagovi za formatiranje</text:span><text:span text:style-name="T170">, se koriste za formatiranje i prikazivanje teksta, vremena, datuma, i brojeva za internacionalizovane veb sajtove.</text:span></text:p>
      <text:p text:style-name="P80">- <text:span text:style-name="T51">SQL tagovima</text:span><text:span text:style-name="T170"> je omogućeno interreagovanje sa relacionim bazama podataka u JSP stranicama.</text:span></text:p>
      <text:p text:style-name="P80">- <text:span text:style-name="T51">XML tagovima</text:span><text:span text:style-name="T170"> je omogućeno kreiranje i manipulisanje XML dokumentima iz JSP stranica.</text:span></text:p>
      <text:p text:style-name="P80">- <text:span text:style-name="T51">JSTL funkcije</text:span><text:span text:style-name="T170"> su zadužene za manipulisanje sa stringovima (uglavnom).</text:span></text:p>
      <text:p text:style-name="P30"/>
      <text:p text:style-name="P30"/>
      <text:p text:style-name="P30">11. <text:span text:style-name="T171">Šta je JavaBean i koje ima specifičnosti?</text:span></text:p>
      <text:p text:style-name="P30"/>
      <text:p text:style-name="P64">- <text:span text:style-name="T171">JavaBean je specijalno konstruisana Java klasa kreirana u skladu sa JavaBeans API specifikacijama. </text:span><text:span text:style-name="T52">Specifičnosti</text:span><text:span text:style-name="T171"> su:</text:span></text:p>
      <text:p text:style-name="P32"><text:tab/>= Obezbeđuju podrazumevane argumente bez konstruktora,</text:p>
      <text:p text:style-name="P32"><text:tab/>= Treba da implementiraju Serializable interfejs.</text:p>
      <text:p text:style-name="P32"><text:tab/>= Sadrže brojne osobine koje je moguće učitati i upisivati.</text:p>
      <text:p text:style-name="P32"><text:tab/>= Za osobine sadrže brojne setter i getter metode.</text:p>
      <text:p text:style-name="P30"/>
      <text:p text:style-name="P30"/>
      <text:p text:style-name="P30"/>
      <text:p text:style-name="P30"/>
      <text:p text:style-name="P30"><text:soft-page-break/>12. <text:span text:style-name="T172">Objasnite primenu akcije useBean u JSP stranicama?</text:span></text:p>
      <text:p text:style-name="P30"/>
      <text:p text:style-name="P64">- <text:span text:style-name="T173">Akcija </text:span><text:span text:style-name="T53">useBean</text:span><text:span text:style-name="T173"> omogućava primenu zrna u JSP stranici. Kada je jednom zrno deklarisano, ono postaje skripting promenljiva kojoj je moguće pristupiti odgovarajućim elementima u JSP stranici.</text:span></text:p>
      <text:p text:style-name="P30"/>
      <text:p text:style-name="P30"/>
      <text:p text:style-name="P30">13. <text:span text:style-name="T174">U kojim slučajevima u JSP stranicama je moguće koristiti JSP EL izraz?</text:span></text:p>
      <text:p text:style-name="P30"/>
      <text:p text:style-name="P64">- <text:span text:style-name="T54">EL</text:span><text:span text:style-name="T174"> – Expression Language, omogućava jednostavan pristup aplikativnim podacima koji se čuvaju u komponentama koje odgovaraju Java zrnima. On dozvoljava kreiranje izraza koji mogu biti aritmetički i logički. U okviru JSP EL izraza, moguće je koristiti podatke reznih tipova: numeričke (celobrojne i realne), stringove, ugrađene konstante, logičke konstante, … i sl.</text:span></text:p>
      <text:p text:style-name="P30"/>
      <text:p text:style-name="P30"/>
      <text:p text:style-name="P33">14. <text:span text:style-name="T175">Koja Java klasa je zadužena za korišćenje lokalnog jezika, pisma i podešavanja u JSP stranicama?</text:span></text:p>
      <text:p text:style-name="P33"/>
      <text:p text:style-name="P65">- <text:span text:style-name="T175">Klasa Locale.</text:span></text:p>
      <text:p text:style-name="P33"/>
      <text:p text:style-name="P33"/>
      <text:p text:style-name="P33">15. <text:span text:style-name="T176">Brisanje kolačića se vrši podešavanjem starosti kolačića na nulu pozivom metode </text:span><text:span text:style-name="T55">setMaxAge</text:span><text:span text:style-name="T180">()</text:span><text:span text:style-name="T181">?***</text:span></text:p>
      <text:p text:style-name="P33"/>
      <text:p text:style-name="P65">- <text:span text:style-name="T176">TRUE</text:span></text:p>
      <text:p text:style-name="P33"/>
      <text:p text:style-name="P33"/>
      <text:p text:style-name="P33">16. <text:span text:style-name="T177">Filter je Java klasa koja implementira interfejs: koji? </text:span><text:span text:style-name="T179">***</text:span></text:p>
      <text:p text:style-name="P33"/>
      <text:p text:style-name="P65">- <text:span text:style-name="T177">javax.servlet.Filter</text:span></text:p>
      <text:p text:style-name="P33"/>
      <text:p text:style-name="P33"/>
      <text:p text:style-name="P34">17. <text:span text:style-name="T186">JSP ne podržavaju lokalizaciju? </text:span><text:span text:style-name="T182">***</text:span></text:p>
      <text:p text:style-name="P34"/>
      <text:p text:style-name="P66">- <text:span text:style-name="T186">FALSE</text:span></text:p>
      <text:p text:style-name="P34"/>
      <text:p text:style-name="P34"/>
      <text:p text:style-name="P34">18. <text:span text:style-name="T187">Šta od navedenog je tačno? </text:span><text:span text:style-name="T183">***</text:span></text:p>
      <text:p text:style-name="P34"/>
      <text:p text:style-name="P66">- <text:span text:style-name="T187">Moguće je koristiti metode </text:span><text:span text:style-name="T56">setStatus()</text:span><text:span text:style-name="T187"> i </text:span><text:span text:style-name="T56">setHeader()</text:span><text:span text:style-name="T187"> u kombinaciji sa objektom odgovora za preusmeravanje stranica?</text:span></text:p>
      <text:p text:style-name="P81">- <text:span text:style-name="T187">Preusmeravanje zahteva na novu stranicu može veoma jednostavno da bude obavljeno pozivom metode </text:span><text:span text:style-name="T56">sendRedirect()</text:span><text:span text:style-name="T187"> objektom odgovora.</text:span></text:p>
      <text:p text:style-name="P34"/>
      <text:p text:style-name="P34"/>
      <text:p text:style-name="P34"/>
      <text:p text:style-name="P34"/>
      <text:p text:style-name="P30"/>
      <text:p text:style-name="P26"/>
      <text:p text:style-name="P4"><text:soft-page-break/>TEST 4</text:p>
      <text:p text:style-name="P6"/>
      <text:p text:style-name="P35">1. <text:span text:style-name="T188">Šta čini jednu JSF aplikaciju?</text:span></text:p>
      <text:p text:style-name="P35"/>
      <text:p text:style-name="P67">- <text:span text:style-name="T58">JSF aplikacija</text:span><text:span text:style-name="T188"> se sastoji iz jedne ili više XHTML stranica koje sadrže JSF tagove, jedan ili više CDI zrna i opciono konfiguracione datoteke pod nazivom faces-config.xml.</text:span></text:p>
      <text:p text:style-name="P35"/>
      <text:p text:style-name="P35"/>
      <text:p text:style-name="P35">2. <text:span text:style-name="T189">Navedite i objasnite faze razvoja JSF aplikacije?</text:span></text:p>
      <text:p text:style-name="P35"/>
      <text:p text:style-name="P67">- <text:span text:style-name="T57">Faze</text:span><text:span text:style-name="T190"> su:</text:span></text:p>
      <text:p text:style-name="P82"><text:tab/>1) <text:span text:style-name="T39">Developmnet</text:span> – ovde se dodaju inf. koje pomažu prilikom debagovanja,</text:p>
      <text:p text:style-name="P82"><text:tab/>2) <text:span text:style-name="T39">Production</text:span> – se bavi performansama,</text:p>
      <text:p text:style-name="P82"><text:tab/>3) <text:span text:style-name="T39">SystemTest</text:span> – testiranje celog sistema,</text:p>
      <text:p text:style-name="P82"><text:tab/>4) <text:span text:style-name="T39">UnitTest</text:span> – jedinično testiranje.</text:p>
      <text:p text:style-name="P35"/>
      <text:p text:style-name="P35"/>
      <text:p text:style-name="P35">3. <text:span text:style-name="T191">Šta predstavlja facelet?</text:span></text:p>
      <text:p text:style-name="P35"/>
      <text:p text:style-name="P67">- <text:span text:style-name="T59">facelet</text:span><text:span text:style-name="T191"> je XHTML datoteka sa spacifičnim JSF prostorom naziva (namespace). On je automatski generisan.</text:span></text:p>
      <text:p text:style-name="P35"/>
      <text:p text:style-name="P35"/>
      <text:p text:style-name="P35">4. <text:span text:style-name="T192">Objasnite JSF menadžer rasporeda?</text:span></text:p>
      <text:p text:style-name="P35"/>
      <text:p text:style-name="P67">- <text:span text:style-name="T192">On definiše raspored elemenata na Veb stranici.</text:span></text:p>
      <text:p text:style-name="P35"/>
      <text:p text:style-name="P35"/>
      <text:p text:style-name="P35">5. <text:span text:style-name="T192">Kako omogućavamo primenu CSS stilova?</text:span></text:p>
      <text:p text:style-name="P35"/>
      <text:p text:style-name="P68">- <text:span text:style-name="T192">Tako što u JSF stranicu uključimo datoteku </text:span><text:span text:style-name="T60">styles.css</text:span><text:span text:style-name="T192"> pomoću elementa:</text:span></text:p>
      <text:p text:style-name="P46">&lt;h:outputStylesheet <text:s text:c="2"/>name=”styles.css”&gt;</text:p>
      <text:p text:style-name="P83"><text:span text:style-name="T101">T</text:span><text:span text:style-name="T84">ag za ukljucivanje CSS datoteke u JSF stranice dostupan je od JSF verzije 2.0</text:span></text:p>
      <text:p text:style-name="P35"/>
      <text:p text:style-name="P35"/>
      <text:p text:style-name="P35">6. <text:span text:style-name="T193">Objasnite vezu između </text:span><text:span text:style-name="T61">for</text:span><text:span text:style-name="T193"> i </text:span><text:span text:style-name="T61">id</text:span><text:span text:style-name="T193"> atributa?</text:span></text:p>
      <text:p text:style-name="P35"/>
      <text:p text:style-name="P67">- <text:span text:style-name="T193">Prilikom korišćenja taga </text:span><text:span text:style-name="T87">&lt;h:label&gt;</text:span><text:span text:style-name="T102"> </text:span><text:span text:style-name="T193">za definisanje polja za unos teksta ili taga </text:span><text:span text:style-name="T87">&lt;</text:span><text:span text:style-name="T61">h:message</text:span><text:span text:style-name="T87">&gt;</text:span><text:span text:style-name="T102"> </text:span><text:span text:style-name="T193">za definisanje greške validacije, neophodno je eksplicitno definisati </text:span><text:span text:style-name="T61">id</text:span><text:span text:style-name="T193"> atribut polja za unos koji mora da se podudara sa atributima </text:span><text:span text:style-name="T61">for</text:span><text:span text:style-name="T193"> navedenih tagova. Ukoliko programer nije specificirao vrednost za atribut </text:span><text:span text:style-name="T61">id</text:span><text:span text:style-name="T193">, ona će automatski biti generisana.</text:span></text:p>
      <text:p text:style-name="P35"/>
      <text:p text:style-name="P35"/>
      <text:p text:style-name="P35"/>
      <text:p text:style-name="P35"/>
      <text:p text:style-name="P35"/>
      <text:p text:style-name="P35"><text:soft-page-break/>7. <text:span text:style-name="T194">Šta je CDI zrno?</text:span></text:p>
      <text:p text:style-name="P35"/>
      <text:p text:style-name="P67">- <text:span text:style-name="T62">CDI</text:span><text:span text:style-name="T194"> (Context and Dependency) </text:span><text:span text:style-name="T62">zrna</text:span><text:span text:style-name="T194"> su klasična Java zrna čiji je zadatak prihvatanje podataka koje je korisnik uneo u JSF aplikaciji.</text:span></text:p>
      <text:p text:style-name="P35"/>
      <text:p text:style-name="P35"/>
      <text:p text:style-name="P35">8. <text:span text:style-name="T195">Kako se obeležava klasa CDI zrna?</text:span></text:p>
      <text:p text:style-name="P35"/>
      <text:p text:style-name="P67">- <text:span text:style-name="T195">anotacijom </text:span><text:span text:style-name="T88">@Named</text:span></text:p>
      <text:p text:style-name="P35"/>
      <text:p text:style-name="P35"/>
      <text:p text:style-name="P36">9. <text:span text:style-name="T103">Koje oblasti moze da pokrije CDI zrno? Kojim anotacijama su odredjene oblasti?</text:span></text:p>
      <text:p text:style-name="P36"/>
      <text:p text:style-name="P69">- <text:span text:style-name="T103">Anotacijama:</text:span></text:p>
      <text:p text:style-name="P47"><text:tab/>= Request - @RequestScoped</text:p>
      <text:p text:style-name="P47"><text:tab/>= Session - @SessionScoped</text:p>
      <text:p text:style-name="P47"><text:tab/>= Converstion - @ConversationScoped</text:p>
      <text:p text:style-name="P37"><text:span text:style-name="T84"><text:tab/>= Application - @</text:span>ApplicationScoped</text:p>
      <text:p text:style-name="P37"><text:span text:style-name="T84"><text:tab/>= Dependent - @Dependent</text:span>Scoped</text:p>
      <text:p text:style-name="P47"><text:tab/>= Flow - @FlowScoped</text:p>
      <text:p text:style-name="P36"/>
      <text:p text:style-name="P36"/>
      <text:p text:style-name="P36">10. <text:span text:style-name="T196">Šta je klasa Validator?</text:span></text:p>
      <text:p text:style-name="P36"/>
      <text:p text:style-name="P69">- <text:span text:style-name="T197">To je klasa koja implementira interfejs </text:span><text:span text:style-name="T63">javax.faces.validator</text:span><text:span text:style-name="T197">. I omogućava proveru podataka unetih putem forme na veb aplikaciju.</text:span></text:p>
      <text:p text:style-name="P36"/>
      <text:p text:style-name="P36"/>
      <text:p text:style-name="P36">11. <text:span text:style-name="T197">Koji zadatak obavlja klasa validator?</text:span></text:p>
      <text:p text:style-name="P36"/>
      <text:p text:style-name="P69">- <text:span text:style-name="T197">Obavlja preuzimanje i proveru ispravnosti podataka unetih od strane korisnika.</text:span></text:p>
      <text:p text:style-name="P36"/>
      <text:p text:style-name="P36"/>
      <text:p text:style-name="P38">12. Objasnite primenu atributa required?</text:p>
      <text:p text:style-name="P38"/>
      <text:p text:style-name="P70">- Atribut <text:span text:style-name="T39">required</text:span> označava polja koja su obavezna za unos i ukoliko neko od njih nije popunjeno, javiće se greška.</text:p>
      <text:p text:style-name="P38"/>
      <text:p text:style-name="P38"/>
      <text:p text:style-name="P38">1<text:span text:style-name="T198">3</text:span>. <text:span text:style-name="T198">Navedite prednosti primene JSF šablona?</text:span></text:p>
      <text:p text:style-name="P38"/>
      <text:p text:style-name="P70">- <text:span text:style-name="T64">Šabloni</text:span><text:span text:style-name="T198"> omogućavaju da se izgled i raspored JSF stranice specificira na jednom mestu, postiže se veći stepen održivosti kreirane veb aplikacije, jedna promena reflektuje se na sve klijente šablona.</text:span></text:p>
      <text:p text:style-name="P38"/>
      <text:p text:style-name="P38"/>
      <text:p text:style-name="P38"/>
      <text:p text:style-name="P38"/>
      <text:p text:style-name="P38"><text:soft-page-break/>1<text:span text:style-name="T198">4</text:span>. <text:span text:style-name="T199">Kako se kreira datoteka šablona?</text:span></text:p>
      <text:p text:style-name="P38"/>
      <text:p text:style-name="P70">- <text:span text:style-name="T199">Koraci su: </text:span><text:span text:style-name="T65">File</text:span><text:span text:style-name="T199"> →</text:span><text:span text:style-name="T104"> </text:span><text:span text:style-name="T89">New File</text:span><text:span text:style-name="T104"> → </text:span><text:span text:style-name="T89">JavaServerFaces</text:span><text:span text:style-name="T104"> → </text:span><text:span text:style-name="T89">Facelets Templates</text:span></text:p>
      <text:p text:style-name="P38"/>
      <text:p text:style-name="P38"/>
      <text:p text:style-name="P38">1<text:span text:style-name="T198">5</text:span>. <text:span text:style-name="T200">Šta je klijent šablona?</text:span></text:p>
      <text:p text:style-name="P38"/>
      <text:p text:style-name="P70">- <text:span text:style-name="T200">To je implementacija koja omogućava upotrebu šablona „</text:span><text:span text:style-name="T66">Facelets template client</text:span><text:span text:style-name="T200">“.</text:span></text:p>
      <text:p text:style-name="P38"/>
      <text:p text:style-name="P38"/>
      <text:p text:style-name="P39">16. <text:span text:style-name="T200">Šta predstavlja Resource Library Contract?</text:span></text:p>
      <text:p text:style-name="P39"/>
      <text:p text:style-name="P71">- <text:span text:style-name="T200">To je podrška za kreiranje Facelet šablona koji se koriste za kreiranje tematskih veb aplikacija.</text:span></text:p>
      <text:p text:style-name="P39"/>
      <text:p text:style-name="P39"/>
      <text:p text:style-name="P39">17. <text:span text:style-name="T201">Objasnite kako se uključuju PrimeFaces komponente u projekat veb aplikacije?</text:span></text:p>
      <text:p text:style-name="P39"/>
      <text:p text:style-name="P71">- <text:span text:style-name="T201">Pri kreiranju projekta odabira se </text:span><text:span text:style-name="T67">JavaServer Faces</text:span><text:span text:style-name="T201"> okvir a zatim klikom na tab </text:span><text:span text:style-name="T67">Components</text:span><text:span text:style-name="T201"> bira se opcija </text:span><text:span text:style-name="T67">PrimeFaces</text:span><text:span text:style-name="T201"> i na kraju <text:s/>se klikne </text:span><text:span text:style-name="T67">Finish</text:span><text:span text:style-name="T201">. </text:span></text:p>
      <text:p text:style-name="P39"/>
      <text:p text:style-name="P38"/>
      <text:p text:style-name="P38">18. <text:span text:style-name="T202">Objasnite primenu i organizaciju komponente?</text:span></text:p>
      <text:p text:style-name="P38"/>
      <text:p text:style-name="P70">- <text:span text:style-name="T202">Pomoću atributa position kojima se dodeljuju vrednosti: </text:span><text:span text:style-name="T68">north</text:span><text:span text:style-name="T202">, </text:span><text:span text:style-name="T68">west</text:span><text:span text:style-name="T202">, </text:span><text:span text:style-name="T68">east</text:span><text:span text:style-name="T202">, </text:span><text:span text:style-name="T68">south</text:span><text:span text:style-name="T202">, </text:span><text:span text:style-name="T68">center</text:span><text:span text:style-name="T202"> se vrši organizacija komponenti na posmatranoj stranici.</text:span></text:p>
      <text:p text:style-name="P38"/>
      <text:p text:style-name="P38"/>
      <text:p text:style-name="P38">19. <text:span text:style-name="T202">Objasnite specifičnosti PrimeFaces stranica u odnosu na standardne JSF stranice?</text:span></text:p>
      <text:p text:style-name="P38"/>
      <text:p text:style-name="P70">- <text:span text:style-name="T202">Većina specifičnih JSF tagova poseduje odgovarajuću PrimeFaces alternativu.</text:span></text:p>
      <text:p text:style-name="P38"/>
      <text:p text:style-name="P38"/>
      <text:p text:style-name="P40">20. Objasnite kako se uključuju ICEFaces komponente u projekat veb aplikacije?</text:p>
      <text:p text:style-name="P40"/>
      <text:p text:style-name="P72">- Kreiramo nov <text:span text:style-name="T39">Java Web</text:span> projekat, u prozoru u kome se bira korišćenje <text:span text:style-name="T39">JavaServer Faces </text:span>okvira, klikom na tab <text:span text:style-name="T39">Components</text:span>, odabira se<text:span text:style-name="T39"> IceFaces biblioteka</text:span> čekiranjem.</text:p>
      <text:p text:style-name="P40"/>
      <text:p text:style-name="P40"/>
      <text:p text:style-name="P40">21. Koji skup ICEFaces komponenata smo koristili i zašto?</text:p>
      <text:p text:style-name="P40"/>
      <text:p text:style-name="P72">- Postoje 2 skupa komponenata:</text:p>
      <text:p text:style-name="P40"><text:tab/>1) <text:span text:style-name="T39">ICE</text:span> komponente sa server-side funkcionalnošću (garantuje kompatibilnost unazad).</text:p>
      <text:p text:style-name="P40"><text:tab/>2) <text:span text:style-name="T39">ACE</text:span> komponenta sa kombinacijom server-side i client-side koda. Ova druga komponenta se <text:tab/>više koristi jer je okrenuta ka novijim verzijama brovsera.</text:p>
      <text:p text:style-name="P40"/>
      <text:p text:style-name="P40"/>
      <text:p text:style-name="P40"/>
      <text:p text:style-name="P40"><text:soft-page-break/>22. <text:span text:style-name="T203">Objasnite kako se uključuju RichFaces komponente u projekat veb aplikacije?</text:span></text:p>
      <text:p text:style-name="P40"/>
      <text:p text:style-name="P72">- <text:span text:style-name="T203">Prilikom kreiranja </text:span><text:span text:style-name="T69">Java Web</text:span><text:span text:style-name="T203"> projekta, neophodno je izabrati </text:span><text:span text:style-name="T69">JavaServer Faces</text:span><text:span text:style-name="T203"> okvir a u tabu </text:span><text:span text:style-name="T69">Components</text:span><text:span text:style-name="T203"> selektovati </text:span><text:span text:style-name="T69">RichFaces</text:span><text:span text:style-name="T203"> opciju, čekiranjem.</text:span></text:p>
      <text:p text:style-name="P40"/>
      <text:p text:style-name="P40"/>
      <text:p text:style-name="P40">23. <text:span text:style-name="T203">Objasnite i demostrirajte upotrebu komponente ????????????????</text:span></text:p>
      <text:p text:style-name="P40"/>
      <text:p text:style-name="P72">- <text:span text:style-name="T203">Funkcioniše slično kao Combobox.</text:span></text:p>
      <text:p text:style-name="P40"/>
      <text:p text:style-name="P40"/>
      <text:p text:style-name="P41">24. Šta od navedenog je tačno? <text:span text:style-name="T178">***</text:span></text:p>
      <text:p text:style-name="P41"/>
      <text:p text:style-name="P73">- Svaka JSF forma se realizuje tagom koji je ekvivalentan tagu standardne HTML stranice.</text:p>
      <text:p text:style-name="P41"/>
      <text:p text:style-name="P41"/>
      <text:p text:style-name="P41">25. <text:span text:style-name="T204">Podešavanjem JSF faze projekta na vrednost Production, odgovarajuće validacije biće automatski dodate u stranicu, bez potrebe da ih programer eksplicitno dodaje u kod odgovarajućim tagovima? </text:span><text:span text:style-name="T184">***</text:span></text:p>
      <text:p text:style-name="P41"/>
      <text:p text:style-name="P73">- <text:span text:style-name="T204">TRUE</text:span></text:p>
      <text:p text:style-name="P41"/>
      <text:p text:style-name="P41"/>
      <text:p text:style-name="P41">26. <text:span text:style-name="T204">CDI (Context and Dependency Injection) zrna su klasična Java zrna čiji je zadatak prihvatanje podataka koje je korisnik uneo u JSF aplikaciji? </text:span><text:span text:style-name="T184">***</text:span></text:p>
      <text:p text:style-name="P41"/>
      <text:p text:style-name="P73">- <text:span text:style-name="T204">TRUE</text:span></text:p>
      <text:p text:style-name="P41"/>
      <text:p text:style-name="P41"/>
      <text:p text:style-name="P42">27. <text:span text:style-name="T205">CDI zrna mogu pokrivati različite oblasti aplikacije (npr: Request, Session, Conversation, …)? </text:span><text:span text:style-name="T185">***</text:span></text:p>
      <text:p text:style-name="P42"/>
      <text:p text:style-name="P74">- <text:span text:style-name="T205">TRUE</text:span></text:p>
      <text:p text:style-name="P42"/>
      <text:p text:style-name="P42"/>
      <text:p text:style-name="P42">28. <text:span text:style-name="T205">Šta je od navedenog tačno? </text:span><text:span text:style-name="T185">***</text:span></text:p>
      <text:p text:style-name="P35"/>
      <text:p text:style-name="P67">- <text:span text:style-name="T205">Iz ugla aplikativnog programera, JSF aplikacija se sastoji iz jedne ili više XHTML stranica koje sadrže JSF tagove, jedan ili više CDI zrna i opciono konfiguracione datoteke pod nazivom faces-config.xml?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"><text:soft-page-break/>TEST 5</text:p>
      <text:p text:style-name="P6"/>
      <text:p text:style-name="P43">1. <text:span text:style-name="T206">Šta je REST?</text:span></text:p>
      <text:p text:style-name="P43"/>
      <text:p text:style-name="P75">- <text:span text:style-name="T70">REST</text:span><text:span text:style-name="T206"> (Representational State Transfer) predstavlja arhitekturni stil u kome su veb servisi reprezentovani kao resursi i mogu biti identifikovani preko jedinstvenih identifikatora resursa (URI-Uniform Resource Identifier). </text:span></text:p>
      <text:p text:style-name="P43"/>
      <text:p text:style-name="P43"/>
      <text:p text:style-name="P43">2. <text:span text:style-name="T206">Koja je namena RESTFull servisa?</text:span></text:p>
      <text:p text:style-name="P43"/>
      <text:p text:style-name="P75">- <text:span text:style-name="T70">RESTFull</text:span><text:span text:style-name="T206"> </text:span><text:span text:style-name="T70">veb servisi</text:span><text:span text:style-name="T206"> se koriste za izvođenje CRUD (Create, Read, Update i Delete) operacija nad bazom podataka.</text:span></text:p>
      <text:p text:style-name="P43"/>
      <text:p text:style-name="P43"/>
      <text:p text:style-name="P43">3. <text:span text:style-name="T206">Kako se kreira datoteka RESTFull servisa nad tabelom baze podataka u razvojnom okruženju NetBeans IDE?</text:span></text:p>
      <text:p text:style-name="P43"/>
      <text:p text:style-name="P75">- <text:span text:style-name="T206">Automatski pomoću NetBenasIDE-a, gde se pri kreiranju projekta bira: </text:span><text:span text:style-name="T70">Web Services</text:span><text:span text:style-name="T206"> →</text:span><text:span text:style-name="T105"> </text:span><text:span text:style-name="T90">RESTFull Web Services From Database</text:span><text:span text:style-name="T105"> → Zatim se izabere tabela iz baze podataka.</text:span></text:p>
      <text:p text:style-name="P43"/>
      <text:p text:style-name="P43"/>
      <text:p text:style-name="P43">4. <text:span text:style-name="T206">Šta predstavlja Fasadna klasa?</text:span></text:p>
      <text:p text:style-name="P43"/>
      <text:p text:style-name="P75">- <text:span text:style-name="T70">Fasadna klasa </text:span><text:span text:style-name="T206">je omotač odgovarajuće klase JPA entiteta i svaka fasadna klasa nasleđuje apstraktnu klasu </text:span><text:span text:style-name="T70">AbstractFacade.java.</text:span><text:span text:style-name="T206"> </text:span></text:p>
      <text:p text:style-name="P43"/>
      <text:p text:style-name="P43"/>
      <text:p text:style-name="P43">5. <text:span text:style-name="T207">Šta se testira opcijom Test Resource URI?</text:span></text:p>
      <text:p text:style-name="P43"/>
      <text:p text:style-name="P75">- <text:span text:style-name="T207">Testiraju se i druge metode aktuelnog veb servisa.</text:span></text:p>
      <text:p text:style-name="P43"/>
      <text:p text:style-name="P43"/>
      <text:p text:style-name="P43">6. <text:span text:style-name="T207">Objasnite postupak testiranja RESTFull servisa opcijom Test RESTFull Services?</text:span></text:p>
      <text:p text:style-name="P43"/>
      <text:p text:style-name="P75">- <text:span text:style-name="T208">Koraci su: Desni klik na projekat →</text:span><text:span text:style-name="T106"> </text:span><text:span text:style-name="T91">Test RESTFull Web Services</text:span><text:span text:style-name="T106"> → prihvati se veb klijent i vraca se XML i JSON odgovor.</text:span></text:p>
      <text:p text:style-name="P43"/>
      <text:p text:style-name="P43"/>
      <text:p text:style-name="P43">7. <text:span text:style-name="T209">Koji zadatak ima klasa ApplicationConfig.java?</text:span></text:p>
      <text:p text:style-name="P43"/>
      <text:p text:style-name="P75">- <text:span text:style-name="T209">Osnov</text:span><text:span text:style-name="T107">na</text:span><text:span text:style-name="T209"> namena ove klase je da konfiguriše JAX-RS. A jedini zahtev koji klasa ApplicationConfig.java mora da ispuni je </text:span><text:span text:style-name="T107">na</text:span><text:span text:style-name="T108">sl</text:span><text:span text:style-name="T107">eđivanje</text:span><text:span text:style-name="T209"> osnovne klase javax.ws.rs.ApplicationPath(„webservices“) </text:span><text:span text:style-name="T108">i njeno obelezavanje anotacijom </text:span><text:span text:style-name="T92">@javax.ws.rs.ApplicationPath(“webservices”).</text:span></text:p>
      <text:p text:style-name="P43"/>
      <text:p text:style-name="P43"><text:soft-page-break/>8. <text:span text:style-name="T109">Kako se generisu datoteke Java klijenata RESTFull veb servisa?</text:span></text:p>
      <text:p text:style-name="P84"/>
      <text:p text:style-name="P75">- <text:span text:style-name="T109">Pomocu NetBeansIDE wizarda-a. On ima zadatak da poziva metode RESTfull servisa na osnovu odgovarajuceg HTTP zahteva. Izabira se opcija </text:span><text:span text:style-name="T93">File</text:span><text:span text:style-name="T109"> → </text:span><text:span text:style-name="T93">New File </text:span><text:span text:style-name="T109">→ zatim iz kategorije </text:span><text:span text:style-name="T93">Web Services</text:span><text:span text:style-name="T109"> se kao tip datoteke bira </text:span><text:span text:style-name="T93">RESTfull Java Client</text:span><text:span text:style-name="T109">.</text:span></text:p>
      <text:p text:style-name="P43"/>
      <text:p text:style-name="P43"/>
      <text:p text:style-name="P43">9. <text:span text:style-name="T110">Kako se generisu datoteke JS klijenata RESTfull veb servisa?</text:span></text:p>
      <text:p text:style-name="P85"/>
      <text:p text:style-name="P75"><text:span text:style-name="T110">- Kreira se projekat iz kategorije </text:span><text:span text:style-name="T94">HTML5/JavaScript</text:span><text:span text:style-name="T110"> → definise se ime projekta i klikne se na </text:span><text:span text:style-name="T94">Finish</text:span><text:span text:style-name="T110">. Zatim se bira </text:span><text:span text:style-name="T94">File</text:span><text:span text:style-name="T110"> → </text:span><text:span text:style-name="T94">New File</text:span><text:span text:style-name="T110">, zatim se , … ??????? </text:span></text:p>
      <text:p text:style-name="P43"/>
      <text:p text:style-name="P43"/>
      <text:p text:style-name="P43">10. <text:span text:style-name="T111">Kako se angazuje generisani JS kod?</text:span></text:p>
      <text:p text:style-name="P86"/>
      <text:p text:style-name="P75">- <text:span text:style-name="T111">Prevodjenjem oba projekta </text:span><text:span text:style-name="T112">i izborom opcije Deploy za projekat RESTFullDemo, moguce je pristupiti testiranju kreiranog JavaScript klijenta RESTFull servisa.</text:span></text:p>
      <text:p text:style-name="P43"/>
      <text:p text:style-name="P43"/>
      <text:p text:style-name="P43">11. <text:span text:style-name="T113">Klijent RESTful servisa koristi RESTfull veb servis za izvodjenje CRUD (Create, Read, Update, i Delete) operacija nad bazom podataka? </text:span><text:span text:style-name="T210">***</text:span></text:p>
      <text:p text:style-name="P43"/>
      <text:p text:style-name="P75">- <text:span text:style-name="T113">TRUE</text:span></text:p>
      <text:p text:style-name="P43"/>
      <text:p text:style-name="P43"/>
      <text:p text:style-name="P48">12. <text:span text:style-name="T224">RESTfull veb servisi se ponasaju kao frontend za bazu podataka da ili ne? </text:span><text:span text:style-name="T212">***</text:span></text:p>
      <text:p text:style-name="P48"/>
      <text:p text:style-name="P76">- <text:span text:style-name="T224">TRUE</text:span></text:p>
      <text:p text:style-name="P48"/>
      <text:p text:style-name="P48"/>
      <text:p text:style-name="P48">13. <text:span text:style-name="T224">Pre testiranja RESTFull servisa neophodno je izvrsiti desni klik na koren projekta i izabrati opciju deploy? </text:span><text:span text:style-name="T212">***</text:span></text:p>
      <text:p text:style-name="P48"/>
      <text:p text:style-name="P76">- <text:span text:style-name="T224">TRUE</text:span></text:p>
      <text:p text:style-name="P48"/>
      <text:p text:style-name="P48"/>
      <text:p text:style-name="P48">14. <text:span text:style-name="T225">Kako se naziva arhitekturni stil u kojem su veb servisi reprezentovani kao resursi i mogu biti identifikovani preko jedinstvenih identifikatora resursa? </text:span><text:span text:style-name="T213">***</text:span></text:p>
      <text:p text:style-name="P48"/>
      <text:p text:style-name="P76">- <text:span text:style-name="T225">REST</text:span></text:p>
      <text:p text:style-name="P48"/>
      <text:p text:style-name="P48"/>
      <text:p text:style-name="P48">15. <text:span text:style-name="T225">Sta od navedenog je tacno? </text:span><text:span text:style-name="T213">***</text:span></text:p>
      <text:p text:style-name="P48"/>
      <text:p text:style-name="P76">- <text:span text:style-name="T225">Anotacija </text:span><text:span text:style-name="T71">@Path</text:span><text:span text:style-name="T225"> je upotrebljena sa ciljem identifikovanj URI (Uniform Resource Identifier) identifikatora za koji ce kreirana fasadna klasa slati zahteve.</text:span></text:p>
      <text:p text:style-name="P48"/>
      <text:p text:style-name="P4"><text:soft-page-break/>TEST 6</text:p>
      <text:p text:style-name="P6"/>
      <text:p text:style-name="P7">1. <text:span text:style-name="T12">Koja je razlika između standardnih JSF </text:span><text:span text:style-name="T13">i</text:span><text:span text:style-name="T12"> CDI aplikacija?</text:span></text:p>
      <text:p text:style-name="P7"><text:span text:style-name="T12"/></text:p>
      <text:p text:style-name="P97"><text:span text:style-name="T12">- Razlika se ogleda u primeni CDI obleženih zrna umesto JSF upravljanih zrna za model </text:span><text:span text:style-name="T13">i</text:span><text:span text:style-name="T12"> kontrolere.</text:span></text:p>
      <text:p text:style-name="P7"/>
      <text:p text:style-name="P7"/>
      <text:p text:style-name="P7">2. <text:span text:style-name="T14">Objasnite ulogu anotacije </text:span><text:span text:style-name="T114">@Named?</text:span></text:p>
      <text:p text:style-name="P7"><text:span text:style-name="T114"/></text:p>
      <text:p text:style-name="P97">- <text:span text:style-name="T226">Klasa koja je obelezena ovom anotacijom predstavlja klasu CDI zrna.</text:span></text:p>
      <text:p text:style-name="P7"/>
      <text:p text:style-name="P7"/>
      <text:p text:style-name="P7">3. <text:span text:style-name="T227">Objasnite razliku izmedju JSF i CDI oblasti zrna?</text:span></text:p>
      <text:p text:style-name="P7"/>
      <text:p text:style-name="P97">- <text:span text:style-name="T228">CDI uvodi dve dodatne oblasti: Conversation i Dependent.</text:span></text:p>
      <text:p text:style-name="P7"/>
      <text:p text:style-name="P7"/>
      <text:p text:style-name="P7">4. <text:span text:style-name="T228">Objasnite primenu anotacije @Inject?</text:span></text:p>
      <text:p text:style-name="P7"/>
      <text:p text:style-name="P97">- <text:span text:style-name="T228">Ova anotacija omogucava jednostavnu primenu umetanja zavisnosti u CDI aplikacijama.</text:span></text:p>
      <text:p text:style-name="P7"/>
      <text:p text:style-name="P7"/>
      <text:p text:style-name="P7">5. <text:span text:style-name="T229">Sta je kvalifikator?</text:span></text:p>
      <text:p text:style-name="P7"/>
      <text:p text:style-name="P97">- <text:span text:style-name="T229">Kvalifikatori se koriste za ukazivanje specificnog tipa kojeg je neophodno umetnuti u kod. To je specificna anotacija.</text:span></text:p>
      <text:p text:style-name="P7"/>
      <text:p text:style-name="P7"/>
      <text:p text:style-name="P7">6. <text:span text:style-name="T230">Kako se kreira kvalifikator?</text:span></text:p>
      <text:p text:style-name="P7"/>
      <text:p text:style-name="P97">- <text:span text:style-name="T72">File</text:span><text:span text:style-name="T230"> → </text:span><text:span text:style-name="T72">New File</text:span><text:span text:style-name="T230"> → </text:span><text:span text:style-name="T72">Context and Dependency Injection</text:span><text:span text:style-name="T230"> → </text:span><text:span text:style-name="T72">Qualifier Type</text:span><text:span text:style-name="T230">.</text:span></text:p>
      <text:p text:style-name="P7"/>
      <text:p text:style-name="P7"/>
      <text:p text:style-name="P7">7. <text:span text:style-name="T230">Kojom anotacijom se obelezava kvalifikator?</text:span></text:p>
      <text:p text:style-name="P7"/>
      <text:p text:style-name="P97">- <text:span text:style-name="T72">@Qualifier</text:span></text:p>
      <text:p text:style-name="P7"/>
      <text:p text:style-name="P7"/>
      <text:p text:style-name="P7">8. <text:span text:style-name="T231">Opisite kako se primenjuje kvalifikator na potklasu ili implementaciju interfejsa?</text:span></text:p>
      <text:p text:style-name="P7"/>
      <text:p text:style-name="P97">- <text:span text:style-name="T231">Da bi ovo bilo obavljeno neophodno je kreirati potklasu koja ce odgovarati potrebi i koja ce biti obelezena kvalifikatorom </text:span><text:span text:style-name="T73">@Premium</text:span><text:span text:style-name="T231">.</text:span></text:p>
      <text:p text:style-name="P7"/>
      <text:p text:style-name="P7"/>
      <text:p text:style-name="P7"/>
      <text:p text:style-name="P7"><text:soft-page-break/>9. <text:span text:style-name="T232">Sta je stereotip u JavaEE aplikacijama?</text:span></text:p>
      <text:p text:style-name="P7"/>
      <text:p text:style-name="P97">- <text:span text:style-name="T74">CDI</text:span><text:span text:style-name="T232"> </text:span><text:span text:style-name="T74">stereotipovi</text:span><text:span text:style-name="T232"> dozvoljavaju kreiranje novih anotacija kojima je moguce zameniti grupu od nekoliko CDI anotacija.</text:span></text:p>
      <text:p text:style-name="P7"/>
      <text:p text:style-name="P7"/>
      <text:p text:style-name="P7">10. <text:span text:style-name="T233">Kako se kreiraju stereotipovi?</text:span></text:p>
      <text:p text:style-name="P7"/>
      <text:p text:style-name="P97">- <text:span text:style-name="T233">U aktuelnom projektu, kreira se novi fajl iz kategorije </text:span><text:span text:style-name="T75">Context nad Dependency Injection</text:span><text:span text:style-name="T233">, tipa </text:span><text:span text:style-name="T75">Steretype</text:span><text:span text:style-name="T233">. Nakon toga vrse se dopunska podesavanja stereotipa, kao sto su odredjivanje naziva datoteke, paketa kojem datoteka pripada i slicno.</text:span></text:p>
      <text:p text:style-name="P7"/>
      <text:p text:style-name="P7"/>
      <text:p text:style-name="P7">11. <text:span text:style-name="T234">Koje datoteke su neophodne da bi tipovi povezivanja presretaca imali punu funkcionalnost?</text:span></text:p>
      <text:p text:style-name="P7"/>
      <text:p text:style-name="P97">- <text:span text:style-name="T234">Potrebno je kreiranje CDI konfiguracione datoteke koja ce nositi zvanican naziv </text:span><text:span text:style-name="T76">beans.xml</text:span><text:span text:style-name="T234">.</text:span></text:p>
      <text:p text:style-name="P7"/>
      <text:p text:style-name="P7"/>
      <text:p text:style-name="P88">12. <text:span text:style-name="T235">Sta su tipovi povezivanja presretaca?</text:span></text:p>
      <text:p text:style-name="P88"/>
      <text:p text:style-name="P108">- <text:span text:style-name="T235">Tipovi presretaca predstavljaju anotacije predstavljene pomocu rezervisane reci </text:span><text:span text:style-name="T77">@InterceptorBinding</text:span><text:span text:style-name="T235">.</text:span></text:p>
      <text:p text:style-name="P88"/>
      <text:p text:style-name="P88"/>
      <text:p text:style-name="P88">13. <text:span text:style-name="T236">Objasnite kako se kreiraju tipovi povezivanja presretaca?</text:span></text:p>
      <text:p text:style-name="P88"/>
      <text:p text:style-name="P108">- <text:span text:style-name="T236">U aktuelnom projektu, bira se opcija za kreiranje nove datoteke, zatim se iz </text:span><text:span text:style-name="T78">Context and Dependency Injection</text:span><text:span text:style-name="T236"> bira tip datoteke </text:span><text:span text:style-name="T78">Interceptor Binding Type</text:span><text:span text:style-name="T236"> i nakon toga se izvrse i dodatna podesavanja, naziva datoteke, paketa kome datoteka pripada, … i slicno.</text:span></text:p>
      <text:p text:style-name="P88"/>
      <text:p text:style-name="P88"/>
      <text:p text:style-name="P88">14. <text:span text:style-name="T237">Kako se kreiraju vlastite CDI oblasti?</text:span></text:p>
      <text:p text:style-name="P88"/>
      <text:p text:style-name="P108">- <text:span text:style-name="T237">Pomocu carobnjaka <text:s/>(wizard-a) za kreiranje vlastitih prilagodjenih oblasti CDI zrna.</text:span></text:p>
      <text:p text:style-name="P88"/>
      <text:p text:style-name="P88"/>
      <text:p text:style-name="P88">15. <text:span text:style-name="T238">Koja vrsta programera ce koristiti pristup kreiranju vlastitih CDI oblasti?</text:span></text:p>
      <text:p text:style-name="P88"/>
      <text:p text:style-name="P108">- <text:span text:style-name="T238">Programeri koji kreiraju okvir (framework) nad CDI zrnima.</text:span></text:p>
      <text:p text:style-name="P88"/>
      <text:p text:style-name="P88"/>
      <text:p text:style-name="P88">16. <text:span text:style-name="T239">Sta od navedenog je tacno? </text:span><text:span text:style-name="T214">***</text:span></text:p>
      <text:p text:style-name="P6"/>
      <text:p text:style-name="P112">- <text:span text:style-name="T239">CDI aplikacije koriste fejslete (facelets) kao vlastitu tehnologiju pogleda (views).</text:span></text:p>
      <text:p text:style-name="P6"/>
      <text:p text:style-name="P6"/>
      <text:p text:style-name="P6"/>
      <text:p text:style-name="P90"><text:soft-page-break/>17. <text:span text:style-name="T240">U odnosu na obicna JSF zrna CDI ima dve oblasti manje: Conversation i Dependent? </text:span><text:span text:style-name="T215">***</text:span></text:p>
      <text:p text:style-name="P90"/>
      <text:p text:style-name="P113">- <text:span text:style-name="T240">FALSE</text:span></text:p>
      <text:p text:style-name="P90"/>
      <text:p text:style-name="P90"/>
      <text:p text:style-name="P90">18. <text:span text:style-name="T241">Sta od navedenog je tacno? </text:span><text:span text:style-name="T216">***</text:span></text:p>
      <text:p text:style-name="P90"/>
      <text:p text:style-name="P113">- <text:span text:style-name="T241">CDI kvalifikator je specificna anotacija predstavljena rezervisanom recju @Qualifier.</text:span></text:p>
      <text:p text:style-name="P114">- Za umetanje potklase ili klase koja implementira neki interfejs zaduzen je kvalifikator.</text:p>
      <text:p text:style-name="P90"/>
      <text:p text:style-name="P90"/>
      <text:p text:style-name="P90">19. <text:span text:style-name="T242">U odnosu na obicna JSF zrna, CDI uvodi i dve dodatne oblasti: Conversation i Dependent? </text:span><text:span text:style-name="T217">***</text:span></text:p>
      <text:p text:style-name="P90"/>
      <text:p text:style-name="P113">- <text:span text:style-name="T242">TRUE</text:span></text:p>
      <text:p text:style-name="P90"/>
      <text:p text:style-name="P90"/>
      <text:p text:style-name="P90">20. <text:span text:style-name="T243">Sta od navedenog je tacno? </text:span><text:span text:style-name="T218">***</text:span></text:p>
      <text:p text:style-name="P90"/>
      <text:p text:style-name="P113">- <text:span text:style-name="T243">Ukoliko se zeli da zrno nosi drugaciji naziv, taj naziv je moguce proslediti kao atribut value anotacije </text:span><text:span text:style-name="T79">@Named</text:span><text:span text:style-name="T243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TEST 7</text:p>
      <text:p text:style-name="P49"/>
      <text:p text:style-name="P91">1. <text:span text:style-name="T15">Šta predstavlja JMS?</text:span></text:p>
      <text:p text:style-name="P91"><text:span text:style-name="T15"/></text:p>
      <text:p text:style-name="P119"><text:span text:style-name="T15">- </text:span><text:span text:style-name="T3">JMS</text:span><text:span text:style-name="T15"> (Java Message Service) je standardni JavaEE API za upravljanje porukama koji omogućava u formi labave povezanosti komponenata asinhronu komunikaciju između JavaEE komponenata.</text:span></text:p>
      <text:p text:style-name="P91"/>
      <text:p text:style-name="P91"/>
      <text:p text:style-name="P91">2. <text:span text:style-name="T16">Koje destinacije JMS poruka poznajete?</text:span></text:p>
      <text:p text:style-name="P91"><text:span text:style-name="T16"/></text:p>
      <text:p text:style-name="P119"><text:span text:style-name="T16">- Postoje 2 </text:span><text:span text:style-name="T4">destinacije</text:span><text:span text:style-name="T16">:</text:span></text:p>
      <text:p text:style-name="P92"><text:span text:style-name="T1"><text:tab/>= Redovi sa porukama – JMS queve</text:span></text:p>
      <text:p text:style-name="P92"><text:span text:style-name="T1"><text:tab/>= Teme - topic</text:span></text:p>
      <text:p text:style-name="P91"/>
      <text:p text:style-name="P91"/>
      <text:p text:style-name="P91">3. <text:span text:style-name="T17">Koje domene JMS poruka poznajete?</text:span></text:p>
      <text:p text:style-name="P91"/>
      <text:p text:style-name="P119">- <text:span text:style-name="T17">Postoje 2 </text:span><text:span text:style-name="T5">domena poruka</text:span><text:span text:style-name="T17"> (messaging domans):</text:span></text:p>
      <text:p text:style-name="P93"><text:span text:style-name="T1"><text:tab/>= point-to-point (PTP) messaging,</text:span></text:p>
      <text:p text:style-name="P93"><text:span text:style-name="T1"><text:tab/>= publish/subscribe (pub/sub) messaging</text:span></text:p>
      <text:p text:style-name="P91"/>
      <text:p text:style-name="P91"/>
      <text:p text:style-name="P91">4. <text:span text:style-name="T18">Koje JMS destinacije su karakteristicne za različite domene JMS poruka?</text:span></text:p>
      <text:p text:style-name="P91"><text:span text:style-name="T18"/></text:p>
      <text:p text:style-name="P98"><text:span text:style-name="T18">- Ukoliko se koristi PTP domen poruka, kao JMS destinacija, javljaju se redovi za poruke (message queves).</text:span></text:p>
      <text:p text:style-name="P115"><text:span text:style-name="T18">- Ukoliko se koristi pub/sub domen poruka kao JMS destinacija, javlja se tema poruka (message topic).</text:span></text:p>
      <text:p text:style-name="P91"/>
      <text:p text:style-name="P91"/>
      <text:p text:style-name="P91">5. <text:span text:style-name="T19">Objasnite kako se dodaje red za poruke na aplikativni server za kreirani JavaEE projekat?</text:span></text:p>
      <text:p text:style-name="P91"/>
      <text:p text:style-name="P119">- <text:span text:style-name="T19">Da bi red bio kreiran, potrebno je iz menija izabrati </text:span><text:span text:style-name="T6">File</text:span><text:span text:style-name="T19"> →</text:span><text:span text:style-name="T115"> </text:span><text:span text:style-name="T95">New File</text:span><text:span text:style-name="T115"> → a zatim iz kategorije </text:span><text:span text:style-name="T95">GlassFish</text:span><text:span text:style-name="T115"> servera izabrati tip datoteke </text:span><text:span text:style-name="T95">JMS Resource</text:span><text:span text:style-name="T115">, zatim klik na </text:span><text:span text:style-name="T95">Next</text:span><text:span text:style-name="T115"> → uneti </text:span><text:span text:style-name="T95">JNDI</text:span><text:span text:style-name="T115"> (npr&gt; jms/mojRed), pa → </text:span><text:span text:style-name="T95">javax.jms.Queve</text:span><text:span text:style-name="T115"> → pa klik </text:span><text:span text:style-name="T95">Finsh</text:span><text:span text:style-name="T115">.</text:span></text:p>
      <text:p text:style-name="P91"/>
      <text:p text:style-name="P91"/>
      <text:p text:style-name="P91">6. <text:span text:style-name="T244">Kako se koristi GlassFish konzola za proveru kreiranih JMS resursa?</text:span></text:p>
      <text:p text:style-name="P91"/>
      <text:p text:style-name="P119">- <text:span text:style-name="T244">Na projektu klik na </text:span><text:span text:style-name="T80">Services+</text:span><text:span text:style-name="T244"> → desni klik na </text:span><text:span text:style-name="T80">GlassFish 4.1.1</text:span><text:span text:style-name="T244"> → odaberem </text:span><text:span text:style-name="T80">View Domain Admin. Console </text:span><text:span text:style-name="T244">→ desni klik na projekat → </text:span><text:span text:style-name="T80">Deploy</text:span><text:span text:style-name="T244">.</text:span></text:p>
      <text:p text:style-name="P124">Zatim u <text:span text:style-name="T39">JMS Resources/Destintion Resources</text:span> nadjem <text:span text:style-name="T39">jms/mojRed.</text:span></text:p>
      <text:p text:style-name="P91"/>
      <text:p text:style-name="P91"/>
      <text:p text:style-name="P91"/>
      <text:p text:style-name="P91"/>
      <text:p text:style-name="P91"><text:soft-page-break/>7. <text:span text:style-name="T244">Kako se naziva XML datoteka u kojoj je upisan kreirani red za poruke?</text:span></text:p>
      <text:p text:style-name="P91"><text:s/></text:p>
      <text:p text:style-name="P119">- <text:span text:style-name="T81">glassfish-resources.xml</text:span></text:p>
      <text:p text:style-name="P91"/>
      <text:p text:style-name="P91"/>
      <text:p text:style-name="P91">8. <text:span text:style-name="T20">Šta je red za poruke?</text:span></text:p>
      <text:p text:style-name="P91"><text:span text:style-name="T20"/></text:p>
      <text:p text:style-name="P119"><text:span text:style-name="T20">- JMS destinacija je red za poruke za aplikativni server.</text:span></text:p>
      <text:p text:style-name="P91"/>
      <text:p text:style-name="P91"/>
      <text:p text:style-name="P91">9. <text:span text:style-name="T21">Objasnite kako JMS proizvođač postavlja poruke na red za poruke?</text:span></text:p>
      <text:p text:style-name="P91"><text:span text:style-name="T21"/></text:p>
      <text:p text:style-name="P119"><text:span text:style-name="T21">- Potrebno je iz menija izabrati </text:span><text:span text:style-name="T7">File</text:span><text:span text:style-name="T21"> →</text:span><text:span text:style-name="T116"> </text:span><text:span text:style-name="T96">New File </text:span><text:span text:style-name="T116">→ Iz </text:span><text:span text:style-name="T96">Categories</text:span><text:span text:style-name="T116"> → </text:span><text:span text:style-name="T96">GlassFish</text:span><text:span text:style-name="T116"> → tip datoteke </text:span><text:span text:style-name="T96">JMS Resource</text:span><text:span text:style-name="T116"> → </text:span><text:span text:style-name="T96">Next</text:span><text:span text:style-name="T116"> → unesemo </text:span><text:span text:style-name="T96">JNDI</text:span><text:span text:style-name="T116"> → unesemo naziv reda i odaberemo </text:span><text:span text:style-name="T96">javax.jms.Queve</text:span><text:span text:style-name="T116">.</text:span></text:p>
      <text:p text:style-name="P91"/>
      <text:p text:style-name="P91"/>
      <text:p text:style-name="P91">10. <text:span text:style-name="T245">Objasnite proces automatskog generisanja JMS koda. Objasnite detalje koda koji je generisan I koji je kasnije dodat automatski generisanom kodu?</text:span></text:p>
      <text:p text:style-name="P91"/>
      <text:p text:style-name="P119">- //?????????????</text:p>
      <text:p text:style-name="P91"/>
      <text:p text:style-name="P91"/>
      <text:p text:style-name="P91">11. <text:span text:style-name="T22">Š</text:span><text:span text:style-name="T246">ta je Message Driven Bean?</text:span></text:p>
      <text:p text:style-name="P91"/>
      <text:p text:style-name="P119">- <text:span text:style-name="T8">Message Driven Bean </text:span><text:span text:style-name="T22">(zrna vođena porukama) su vrsta EJB zrna čija je namena osluškivanje JMS poruka postavljenih u red za poruke ili temu. Ono nam omogućava da p</text:span><text:span text:style-name="T23">r</text:span><text:span text:style-name="T22">imamo poruke.</text:span></text:p>
      <text:p text:style-name="P91"/>
      <text:p text:style-name="P91"/>
      <text:p text:style-name="P94">12. <text:span text:style-name="T23">Koje osobine može da poseduje zrno vođeno porukama?</text:span></text:p>
      <text:p text:style-name="P94"/>
      <text:p text:style-name="P130">- <text:span text:style-name="T23">Osobine su: </text:span><text:span text:style-name="T9">acknowledgeMode</text:span><text:span text:style-name="T23"> (auto_acknowledge ili dups_ok_acknowledge), clientId, </text:span><text:span text:style-name="T9">connectionFactoryLookup</text:span><text:span text:style-name="T23">, </text:span><text:span text:style-name="T9">destinationType</text:span><text:span text:style-name="T23">, </text:span><text:span text:style-name="T9">destinationLookup</text:span><text:span text:style-name="T23">, </text:span><text:span text:style-name="T9">messageSelector</text:span><text:span text:style-name="T23">, </text:span><text:span text:style-name="T9">subscriptionDurability</text:span><text:span text:style-name="T23">, </text:span><text:span text:style-name="T9">subscriptionName</text:span><text:span text:style-name="T23">.</text:span></text:p>
      <text:p text:style-name="P94"/>
      <text:p text:style-name="P94"/>
      <text:p text:style-name="P94">13. <text:span text:style-name="T24">Koji interfejs implementria zrno vođeno porukama?</text:span></text:p>
      <text:p text:style-name="P94"/>
      <text:p text:style-name="P130">- <text:span text:style-name="T24">Interfejs </text:span><text:span text:style-name="T10">javax.jms.MessagListener.</text:span></text:p>
      <text:p text:style-name="P94"/>
      <text:p text:style-name="P94"/>
      <text:p text:style-name="P94">14. <text:span text:style-name="T25">Koji zadatak ima metoda </text:span><text:span text:style-name="T11">onMessage()</text:span><text:span text:style-name="T25"> zrna vođenog porukama?</text:span></text:p>
      <text:p text:style-name="P94"><text:span text:style-name="T25"/></text:p>
      <text:p text:style-name="P130"><text:span text:style-name="T25">- Ona se automatski poziva kada je poruka primljena na JMS destinaciji koje kreirano zrno vođeno porukama osluškuje. U njoj definišemo putanju na kojoj će poruka završiti (u našem slučaju, to je na konzoli NetBenas-a).</text:span></text:p>
      <text:p text:style-name="P94"/>
      <text:p text:style-name="P94"/>
      <text:p text:style-name="P94"><text:soft-page-break/>15. <text:span text:style-name="T25">Oblasti koje su specifične samo za CDI zrna su? </text:span><text:span text:style-name="T219">***</text:span></text:p>
      <text:p text:style-name="P94"><text:span text:style-name="T25"/></text:p>
      <text:p text:style-name="P130"><text:span text:style-name="T25">- Dependent i Conversation</text:span></text:p>
      <text:p text:style-name="P94"/>
      <text:p text:style-name="P94"/>
      <text:p text:style-name="P94">16. <text:span text:style-name="T26">EJB Module preojekat sadrži samo EJB zrna dok Enterprise Application projekat sadrži EJB zrna zajedno sa njihovim klijentima u formi Java Web aplikacije ili </text:span><text:span text:style-name="T27">standalone</text:span><text:span text:style-name="T26"> Java aplikacije, da ili ne? </text:span><text:span text:style-name="T220">***</text:span></text:p>
      <text:p text:style-name="P94"><text:span text:style-name="T26"/></text:p>
      <text:p text:style-name="P130"><text:span text:style-name="T26">- TRUE</text:span></text:p>
      <text:p text:style-name="P94"/>
      <text:p text:style-name="P94"/>
      <text:p text:style-name="P94">17. <text:span text:style-name="T28">U aplikaciji može da postoji samo jedna instanca zrna? </text:span><text:span text:style-name="T221">***</text:span></text:p>
      <text:p text:style-name="P94"><text:span text:style-name="T28"/></text:p>
      <text:p text:style-name="P130"><text:span text:style-name="T28">- singlton zrno sesije</text:span></text:p>
      <text:p text:style-name="P94"><text:span text:style-name="T28"/></text:p>
      <text:p text:style-name="P94"><text:span text:style-name="T28"/></text:p>
      <text:p text:style-name="P95"><text:span text:style-name="T1">18. </text:span><text:span text:style-name="T29">Šta od navedenog je tačno? </text:span><text:span text:style-name="T222">***</text:span></text:p>
      <text:p text:style-name="P95"><text:span text:style-name="T1"/></text:p>
      <text:p text:style-name="P136"><text:span text:style-name="T1">- </text:span><text:span text:style-name="T29">Krajnja </text:span><text:span text:style-name="T117">tačka</text:span><text:span text:style-name="T29"> WebSocket servera je klasa obeležena anotacijom </text:span><text:span text:style-name="T97">@ServerEndpoint</text:span></text:p>
      <text:p text:style-name="P95"><text:span text:style-name="T1"/></text:p>
      <text:p text:style-name="P95"><text:span text:style-name="T1"/></text:p>
      <text:p text:style-name="P95"><text:span text:style-name="T1">19. </text:span><text:span text:style-name="T118">Java Message Service (JMS) </text:span><text:span text:style-name="T30">predstavlja standardni JavaEE API (</text:span><text:span text:style-name="T31">Application Programming Interface</text:span><text:span text:style-name="T30">) </text:span><text:span text:style-name="T31">za upravljanje porukama koji omogućavaj</text:span><text:span text:style-name="T32">u</text:span><text:span text:style-name="T31"> u formi krute povezanosti komponenata, sinhronu komunikaciju između Java EE komponenata? </text:span><text:span text:style-name="T223">***</text:span></text:p>
      <text:p text:style-name="P95"><text:span text:style-name="T1"/></text:p>
      <text:p text:style-name="P136"><text:span text:style-name="T1">- </text:span><text:span text:style-name="T31">TRUE</text:span></text:p>
      <text:p text:style-name="P95"><text:span text:style-name="T1"/></text:p>
      <text:p text:style-name="P95"><text:span text:style-name="T1"/></text:p>
      <text:p text:style-name="P95"><text:span text:style-name="T1">20. </text:span><text:span text:style-name="T32">Vrednost koja je istaknuta u okviru anotacije </text:span><text:span text:style-name="T119">@ServerEndpoint, ukazije na uniformni identifikator resursa (URI-Uniform Resource Identifier) krajne tacke servera I klijente koji pristupaju krajnjoj tacki servera preko navedenog URI, da ili ne? </text:span><text:span text:style-name="T211">***</text:span></text:p>
      <text:p text:style-name="P95"><text:span text:style-name="T119"/></text:p>
      <text:p text:style-name="P136"><text:span text:style-name="T1">- </text:span><text:span text:style-name="T119">TRUE</text:span></text:p>
      <text:p text:style-name="P95"><text:span text:style-name="T1"/></text:p>
      <text:p text:style-name="P95"><text:span text:style-name="T1"/></text:p>
      <text:p text:style-name="P95"><text:span text:style-name="T1">21. </text:span><text:span text:style-name="T119">EJB zrno koje se koristi za implementiranje JMS potrosaca poruka je? </text:span><text:span text:style-name="T211">***</text:span></text:p>
      <text:p text:style-name="P95"><text:span text:style-name="T119"/></text:p>
      <text:p text:style-name="P136"><text:span text:style-name="T119">- zrno vodjeno porukama (message driven bean)</text:span></text:p>
      <text:p text:style-name="P91"/>
      <text:p text:style-name="P91"/>
      <text:p text:style-name="P91"/>
      <text:p text:style-name="P91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3:03:34.369000000</meta:creation-date>
    <dc:date>2018-05-22T12:56:36.040000000</dc:date>
    <meta:editing-duration>PT9H42M54S</meta:editing-duration>
    <meta:editing-cycles>166</meta:editing-cycles>
    <meta:generator>LibreOffice/5.0.3.2$Windows_X86_64 LibreOffice_project/e5f16313668ac592c1bfb310f4390624e3dbfb75</meta:generator>
    <meta:document-statistic meta:table-count="0" meta:image-count="0" meta:object-count="0" meta:page-count="21" meta:paragraph-count="370" meta:word-count="4365" meta:character-count="28806" meta:non-whitespace-character-count="24684"/>
  </office:meta>
</office:document-meta>
</file>